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87.84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08.86pt"/>
    </style:style>
    <style:style style:name="co11" style:family="table-column">
      <style:table-column-properties fo:break-before="auto" style:column-width="121.35pt"/>
    </style:style>
    <style:style style:name="co12" style:family="table-column">
      <style:table-column-properties fo:break-before="auto" style:column-width="22.51pt"/>
    </style:style>
    <style:style style:name="co13" style:family="table-column">
      <style:table-column-properties fo:break-before="auto" style:column-width="115.46pt"/>
    </style:style>
    <style:style style:name="co14" style:family="table-column">
      <style:table-column-properties fo:break-before="auto" style:column-width="60.15pt"/>
    </style:style>
    <style:style style:name="co15" style:family="table-column">
      <style:table-column-properties fo:break-before="auto" style:column-width="446.14pt"/>
    </style:style>
    <style:style style:name="co16" style:family="table-column">
      <style:table-column-properties fo:break-before="auto" style:column-width="166.99pt"/>
    </style:style>
    <style:style style:name="co17" style:family="table-column">
      <style:table-column-properties fo:break-before="auto" style:column-width="329.8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.46pt"/>
    </style:style>
    <style:style style:name="co20" style:family="table-column">
      <style:table-column-properties fo:break-before="auto" style:column-width="108.4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538.04pt"/>
    </style:style>
    <style:style style:name="co23" style:family="table-column">
      <style:table-column-properties fo:break-before="auto" style:column-width="149.36pt"/>
    </style:style>
    <style:style style:name="co24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4pt" fo:break-before="auto" style:use-optimal-row-height="tru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15.65pt" fo:break-before="auto" style:use-optimal-row-height="true"/>
    </style:style>
    <style:style style:name="ro7" style:family="table-row">
      <style:table-row-properties style:row-height="28.3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PageStyle_5f_new_5f_sites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B954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B956"/>
    </style:style>
    <style:style style:name="ce56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B958"/>
    </style:style>
    <style:style style:name="ce55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B960"/>
    </style:style>
    <style:style style:name="ce57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B964"/>
    </style:style>
    <style:style style:name="ce7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B966"/>
    </style:style>
    <style:style style:name="ce7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8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41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3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55"/>
      <style:map style:condition="cell-content()=&quot;no&quot;" style:apply-style-name="Bad" style:base-cell-address="filters.E955"/>
      <style:map style:condition="cell-content()=&quot;revert&quot;" style:apply-style-name="Accent_20_2" style:base-cell-address="filters.E955"/>
    </style:style>
    <style:style style:name="ce13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61"/>
      <style:map style:condition="cell-content()=&quot;no&quot;" style:apply-style-name="Bad" style:base-cell-address="filters.E961"/>
      <style:map style:condition="cell-content()=&quot;revert&quot;" style:apply-style-name="Accent_20_2" style:base-cell-address="filters.E961"/>
    </style:style>
    <style:style style:name="ce14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67"/>
      <style:map style:condition="cell-content()=&quot;no&quot;" style:apply-style-name="Bad" style:base-cell-address="filters.E967"/>
      <style:map style:condition="cell-content()=&quot;revert&quot;" style:apply-style-name="Accent_20_2" style:base-cell-address="filters.E967"/>
    </style:style>
    <style:style style:name="ce14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71"/>
      <style:map style:condition="cell-content()=&quot;no&quot;" style:apply-style-name="Bad" style:base-cell-address="filters.E971"/>
      <style:map style:condition="cell-content()=&quot;revert&quot;" style:apply-style-name="Accent_20_2" style:base-cell-address="filters.E971"/>
    </style:style>
    <style:style style:name="ce14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73"/>
      <style:map style:condition="cell-content()=&quot;no&quot;" style:apply-style-name="Bad" style:base-cell-address="filters.E973"/>
      <style:map style:condition="cell-content()=&quot;revert&quot;" style:apply-style-name="Accent_20_2" style:base-cell-address="filters.E973"/>
    </style:style>
    <style:style style:name="ce46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76"/>
      <style:map style:condition="cell-content()=&quot;no&quot;" style:apply-style-name="Bad" style:base-cell-address="filters.E976"/>
      <style:map style:condition="cell-content()=&quot;revert&quot;" style:apply-style-name="Accent_20_2" style:base-cell-address="filters.E976"/>
    </style:style>
    <style:style style:name="ce46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4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79"/>
      <style:map style:condition="cell-content()=&quot;no&quot;" style:apply-style-name="Bad" style:base-cell-address="filters.E979"/>
      <style:map style:condition="cell-content()=&quot;revert&quot;" style:apply-style-name="Accent_20_2" style:base-cell-address="filters.E979"/>
    </style:style>
    <style:style style:name="ce14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85"/>
      <style:map style:condition="cell-content()=&quot;no&quot;" style:apply-style-name="Bad" style:base-cell-address="filters.E985"/>
      <style:map style:condition="cell-content()=&quot;revert&quot;" style:apply-style-name="Accent_20_2" style:base-cell-address="filters.E985"/>
    </style:style>
    <style:style style:name="ce14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87"/>
      <style:map style:condition="cell-content()=&quot;no&quot;" style:apply-style-name="Bad" style:base-cell-address="filters.E987"/>
      <style:map style:condition="cell-content()=&quot;revert&quot;" style:apply-style-name="Accent_20_2" style:base-cell-address="filters.E987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7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1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6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6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961"/>
    </style:style>
    <style:style style:name="ce484" style:family="table-cell" style:parent-style-name="Default">
      <style:map style:condition="cell-content()=&quot;easylist&quot;" style:apply-style-name="Error" style:base-cell-address="filters.F1"/>
    </style:style>
    <style:style style:name="ce16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967"/>
    </style:style>
    <style:style style:name="ce16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971"/>
    </style:style>
    <style:style style:name="ce16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973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976"/>
    </style:style>
    <style:style style:name="ce17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985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9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8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2"/>
      <style:map style:condition="cell-content()=&quot;no&quot;" style:apply-style-name="ConditionalStyle_5f_2" style:base-cell-address="'other-sites'.C72"/>
      <style:map style:condition="cell-content()=&quot;revert&quot;" style:apply-style-name="ConditionalStyle_5f_3" style:base-cell-address="'other-sites'.C72"/>
    </style:style>
    <style:style style:name="ce5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3"/>
      <style:map style:condition="cell-content()=&quot;no&quot;" style:apply-style-name="ConditionalStyle_5f_2" style:base-cell-address="'other-sites'.C73"/>
      <style:map style:condition="cell-content()=&quot;revert&quot;" style:apply-style-name="ConditionalStyle_5f_3" style:base-cell-address="'other-sites'.C73"/>
    </style:style>
    <style:style style:name="ce2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4"/>
      <style:map style:condition="cell-content()=&quot;no&quot;" style:apply-style-name="ConditionalStyle_5f_2" style:base-cell-address="'other-sites'.C74"/>
      <style:map style:condition="cell-content()=&quot;revert&quot;" style:apply-style-name="ConditionalStyle_5f_3" style:base-cell-address="'other-sites'.C74"/>
    </style:style>
    <style:style style:name="ce5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75"/>
      <style:map style:condition="cell-content()=&quot;no&quot;" style:apply-style-name="ConditionalStyle_5f_2" style:base-cell-address="'other-sites'.C75"/>
      <style:map style:condition="cell-content()=&quot;revert&quot;" style:apply-style-name="ConditionalStyle_5f_3" style:base-cell-address="'other-sites'.C75"/>
    </style:style>
    <style:style style:name="ce5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9"/>
      <style:map style:condition="cell-content()=&quot;no&quot;" style:apply-style-name="ConditionalStyle_5f_2" style:base-cell-address="'other-sites'.C79"/>
      <style:map style:condition="cell-content()=&quot;revert&quot;" style:apply-style-name="ConditionalStyle_5f_3" style:base-cell-address="'other-sites'.C79"/>
    </style:style>
    <style:style style:name="ce2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81"/>
      <style:map style:condition="cell-content()=&quot;no&quot;" style:apply-style-name="ConditionalStyle_5f_2" style:base-cell-address="'other-sites'.C81"/>
      <style:map style:condition="cell-content()=&quot;revert&quot;" style:apply-style-name="ConditionalStyle_5f_3" style:base-cell-address="'other-sites'.C81"/>
    </style:style>
    <style:style style:name="ce5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3"/>
      <style:map style:condition="cell-content()=&quot;no&quot;" style:apply-style-name="ConditionalStyle_5f_2" style:base-cell-address="'other-sites'.C83"/>
      <style:map style:condition="cell-content()=&quot;revert&quot;" style:apply-style-name="ConditionalStyle_5f_3" style:base-cell-address="'other-sites'.C83"/>
    </style:style>
    <style:style style:name="ce2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4"/>
      <style:map style:condition="cell-content()=&quot;no&quot;" style:apply-style-name="ConditionalStyle_5f_2" style:base-cell-address="'other-sites'.C84"/>
      <style:map style:condition="cell-content()=&quot;revert&quot;" style:apply-style-name="ConditionalStyle_5f_3" style:base-cell-address="'other-sites'.C84"/>
    </style:style>
    <style:style style:name="ce2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4"/>
      <style:map style:condition="cell-content()=&quot;no&quot;" style:apply-style-name="ConditionalStyle_5f_2" style:base-cell-address="'other-sites'.C84"/>
      <style:map style:condition="cell-content()=&quot;revert&quot;" style:apply-style-name="ConditionalStyle_5f_3" style:base-cell-address="'other-sites'.C84"/>
    </style:style>
    <style:style style:name="ce5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7"/>
      <style:map style:condition="cell-content()=&quot;no&quot;" style:apply-style-name="ConditionalStyle_5f_2" style:base-cell-address="'other-sites'.C87"/>
      <style:map style:condition="cell-content()=&quot;revert&quot;" style:apply-style-name="ConditionalStyle_5f_3" style:base-cell-address="'other-sites'.C87"/>
    </style:style>
    <style:style style:name="ce22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0"/>
      <style:map style:condition="cell-content()=&quot;no&quot;" style:apply-style-name="ConditionalStyle_5f_2" style:base-cell-address="'other-sites'.C90"/>
      <style:map style:condition="cell-content()=&quot;revert&quot;" style:apply-style-name="ConditionalStyle_5f_3" style:base-cell-address="'other-sites'.C90"/>
    </style:style>
    <style:style style:name="ce5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2"/>
      <style:map style:condition="cell-content()=&quot;no&quot;" style:apply-style-name="ConditionalStyle_5f_2" style:base-cell-address="'other-sites'.C92"/>
      <style:map style:condition="cell-content()=&quot;revert&quot;" style:apply-style-name="ConditionalStyle_5f_3" style:base-cell-address="'other-sites'.C92"/>
    </style:style>
    <style:style style:name="ce52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2"/>
      <style:map style:condition="cell-content()=&quot;no&quot;" style:apply-style-name="ConditionalStyle_5f_2" style:base-cell-address="'other-sites'.C92"/>
      <style:map style:condition="cell-content()=&quot;revert&quot;" style:apply-style-name="ConditionalStyle_5f_3" style:base-cell-address="'other-sites'.C92"/>
    </style:style>
    <style:style style:name="ce5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4"/>
      <style:map style:condition="cell-content()=&quot;no&quot;" style:apply-style-name="ConditionalStyle_5f_2" style:base-cell-address="'other-sites'.C94"/>
      <style:map style:condition="cell-content()=&quot;revert&quot;" style:apply-style-name="ConditionalStyle_5f_3" style:base-cell-address="'other-sites'.C94"/>
    </style:style>
    <style:style style:name="ce52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2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2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2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3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2"/>
      <style:map style:condition="cell-content()=&quot;no&quot;" style:apply-style-name="ConditionalStyle_5f_2" style:base-cell-address="'other-sites'.C102"/>
      <style:map style:condition="cell-content()=&quot;revert&quot;" style:apply-style-name="ConditionalStyle_5f_3" style:base-cell-address="'other-sites'.C102"/>
    </style:style>
    <style:style style:name="ce2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103"/>
      <style:map style:condition="cell-content()=&quot;no&quot;" style:apply-style-name="ConditionalStyle_5f_2" style:base-cell-address="'other-sites'.C103"/>
      <style:map style:condition="cell-content()=&quot;revert&quot;" style:apply-style-name="ConditionalStyle_5f_3" style:base-cell-address="'other-sites'.C103"/>
    </style:style>
    <style:style style:name="ce5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4"/>
      <style:map style:condition="cell-content()=&quot;no&quot;" style:apply-style-name="ConditionalStyle_5f_2" style:base-cell-address="'other-sites'.C104"/>
      <style:map style:condition="cell-content()=&quot;revert&quot;" style:apply-style-name="ConditionalStyle_5f_3" style:base-cell-address="'other-sites'.C104"/>
    </style:style>
    <style:style style:name="ce53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4"/>
      <style:map style:condition="cell-content()=&quot;no&quot;" style:apply-style-name="ConditionalStyle_5f_2" style:base-cell-address="'other-sites'.C104"/>
      <style:map style:condition="cell-content()=&quot;revert&quot;" style:apply-style-name="ConditionalStyle_5f_3" style:base-cell-address="'other-sites'.C104"/>
    </style:style>
    <style:style style:name="ce53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7"/>
      <style:map style:condition="cell-content()=&quot;no&quot;" style:apply-style-name="ConditionalStyle_5f_2" style:base-cell-address="'other-sites'.C107"/>
      <style:map style:condition="cell-content()=&quot;revert&quot;" style:apply-style-name="ConditionalStyle_5f_3" style:base-cell-address="'other-sites'.C107"/>
    </style:style>
    <style:style style:name="ce5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12"/>
      <style:map style:condition="cell-content()=&quot;no&quot;" style:apply-style-name="ConditionalStyle_5f_2" style:base-cell-address="'other-sites'.C112"/>
      <style:map style:condition="cell-content()=&quot;revert&quot;" style:apply-style-name="ConditionalStyle_5f_3" style:base-cell-address="'other-sites'.C112"/>
    </style:style>
    <style:style style:name="ce53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13"/>
      <style:map style:condition="cell-content()=&quot;no&quot;" style:apply-style-name="ConditionalStyle_5f_2" style:base-cell-address="'other-sites'.C113"/>
      <style:map style:condition="cell-content()=&quot;revert&quot;" style:apply-style-name="ConditionalStyle_5f_3" style:base-cell-address="'other-sites'.C113"/>
    </style:style>
    <style:style style:name="ce5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5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4"/>
      <style:map style:condition="cell-content()=&quot;no&quot;" style:apply-style-name="ConditionalStyle_5f_2" style:base-cell-address="'other-sites'.C124"/>
      <style:map style:condition="cell-content()=&quot;revert&quot;" style:apply-style-name="ConditionalStyle_5f_3" style:base-cell-address="'other-sites'.C124"/>
    </style:style>
    <style:style style:name="ce54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4"/>
      <style:map style:condition="cell-content()=&quot;no&quot;" style:apply-style-name="ConditionalStyle_5f_2" style:base-cell-address="'other-sites'.C124"/>
      <style:map style:condition="cell-content()=&quot;revert&quot;" style:apply-style-name="ConditionalStyle_5f_3" style:base-cell-address="'other-sites'.C124"/>
    </style:style>
    <style:style style:name="ce54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6"/>
      <style:map style:condition="cell-content()=&quot;no&quot;" style:apply-style-name="ConditionalStyle_5f_2" style:base-cell-address="'other-sites'.C126"/>
      <style:map style:condition="cell-content()=&quot;revert&quot;" style:apply-style-name="ConditionalStyle_5f_3" style:base-cell-address="'other-sites'.C126"/>
    </style:style>
    <style:style style:name="ce5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5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5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5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546" style:family="table-cell" style:parent-style-name="Default">
      <style:table-cell-properties style:rotation-align="none"/>
      <style:text-properties fo:color="#50505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48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9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0"/>
      <style:map style:condition="cell-content()=&quot;no&quot;" style:apply-style-name="Bad" style:base-cell-address="'other-sites'.J20"/>
      <style:map style:condition="cell-content()=&quot;revert&quot;" style:apply-style-name="Accent_20_2" style:base-cell-address="'other-sites'.J20"/>
    </style:style>
    <style:style style:name="ce25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2"/>
      <style:map style:condition="cell-content()=&quot;no&quot;" style:apply-style-name="Bad" style:base-cell-address="'other-sites'.J22"/>
      <style:map style:condition="cell-content()=&quot;revert&quot;" style:apply-style-name="Accent_20_2" style:base-cell-address="'other-sites'.J22"/>
    </style:style>
    <style:style style:name="ce25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3"/>
      <style:map style:condition="cell-content()=&quot;no&quot;" style:apply-style-name="Bad" style:base-cell-address="'other-sites'.J23"/>
      <style:map style:condition="cell-content()=&quot;revert&quot;" style:apply-style-name="Accent_20_2" style:base-cell-address="'other-sites'.J23"/>
    </style:style>
    <style:style style:name="ce17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5"/>
      <style:map style:condition="cell-content()=&quot;no&quot;" style:apply-style-name="Bad" style:base-cell-address="'other-sites'.J25"/>
      <style:map style:condition="cell-content()=&quot;revert&quot;" style:apply-style-name="Accent_20_2" style:base-cell-address="'other-sites'.J25"/>
    </style:style>
    <style:style style:name="ce55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6"/>
      <style:map style:condition="cell-content()=&quot;no&quot;" style:apply-style-name="Bad" style:base-cell-address="'other-sites'.J26"/>
      <style:map style:condition="cell-content()=&quot;revert&quot;" style:apply-style-name="Accent_20_2" style:base-cell-address="'other-sites'.J26"/>
    </style:style>
    <style:style style:name="ce25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7"/>
      <style:map style:condition="cell-content()=&quot;no&quot;" style:apply-style-name="Bad" style:base-cell-address="'other-sites'.J27"/>
      <style:map style:condition="cell-content()=&quot;revert&quot;" style:apply-style-name="Accent_20_2" style:base-cell-address="'other-sites'.J27"/>
    </style:style>
    <style:style style:name="ce2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8"/>
      <style:map style:condition="cell-content()=&quot;no&quot;" style:apply-style-name="Bad" style:base-cell-address="'other-sites'.J28"/>
      <style:map style:condition="cell-content()=&quot;revert&quot;" style:apply-style-name="Accent_20_2" style:base-cell-address="'other-sites'.J28"/>
    </style:style>
    <style:style style:name="ce2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2"/>
      <style:map style:condition="cell-content()=&quot;no&quot;" style:apply-style-name="Bad" style:base-cell-address="'other-sites'.J32"/>
      <style:map style:condition="cell-content()=&quot;revert&quot;" style:apply-style-name="Accent_20_2" style:base-cell-address="'other-sites'.J32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4"/>
      <style:map style:condition="cell-content()=&quot;no&quot;" style:apply-style-name="Bad" style:base-cell-address="'other-sites'.J34"/>
      <style:map style:condition="cell-content()=&quot;revert&quot;" style:apply-style-name="Accent_20_2" style:base-cell-address="'other-sites'.J34"/>
    </style:style>
    <style:style style:name="ce5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8"/>
      <style:map style:condition="cell-content()=&quot;no&quot;" style:apply-style-name="Bad" style:base-cell-address="'other-sites'.J38"/>
      <style:map style:condition="cell-content()=&quot;revert&quot;" style:apply-style-name="Accent_20_2" style:base-cell-address="'other-sites'.J38"/>
    </style:style>
    <style:style style:name="ce56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9"/>
      <style:map style:condition="cell-content()=&quot;no&quot;" style:apply-style-name="Bad" style:base-cell-address="'other-sites'.J39"/>
      <style:map style:condition="cell-content()=&quot;revert&quot;" style:apply-style-name="Accent_20_2" style:base-cell-address="'other-sites'.J39"/>
    </style:style>
    <style:style style:name="ce56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0"/>
    </style:style>
    <style:style style:name="ce2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2"/>
    </style:style>
    <style:style style:name="ce5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3"/>
    </style:style>
    <style:style style:name="ce5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5"/>
    </style:style>
    <style:style style:name="ce26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6"/>
    </style:style>
    <style:style style:name="ce17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7"/>
    </style:style>
    <style:style style:name="ce27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8"/>
    </style:style>
    <style:style style:name="ce27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32"/>
    </style:style>
    <style:style style:name="ce27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34"/>
    </style:style>
    <style:style style:name="ce5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39"/>
    </style:style>
    <style:style style:name="ce57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58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5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0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0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0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5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0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0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0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609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6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6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61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61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6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61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61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61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61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61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62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2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6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623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2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625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26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27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2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2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2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3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4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63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8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9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0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401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401"/>
        <table:table-column table:style-name="co8" table:default-cell-style-name="ce56"/>
        <table:table-column table:style-name="co8" table:number-columns-repeated="2" table:default-cell-style-name="ce401"/>
        <table:table-column table:style-name="co9" table:number-columns-repeated="1011" table:default-cell-style-name="ce401"/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Filter</text:p>
          </table:table-cell>
          <table:table-cell table:style-name="ce77" office:value-type="string" calcext:value-type="string">
            <text:p>Type</text:p>
          </table:table-cell>
          <table:table-cell table:style-name="ce5" office:value-type="string" calcext:value-type="string">
            <text:p>Link</text:p>
          </table:table-cell>
          <table:table-cell table:style-name="ce130" office:value-type="string" calcext:value-type="string">
            <text:p>Check</text:p>
          </table:table-cell>
          <table:table-cell table:style-name="ce171" office:value-type="string" calcext:value-type="string">
            <text:p>Notes</text:p>
          </table:table-cell>
          <table:table-cell table:style-name="ce199" office:value-type="string" calcext:value-type="string">
            <text:p>Push</text:p>
          </table:table-cell>
          <table:table-cell table:style-name="ce5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37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38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ckinf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37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37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38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anywhere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37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://www.pless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38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pomponik.pl/plotki/news-magda-gessler-na-zdjeciu-z-mlodosci-hit,nId,309999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37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37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38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37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38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www.czech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3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38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inowroclawskie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3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38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xda-developers.co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37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38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zary-zagan.region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37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38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zywiec112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37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38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blogprezes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38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38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37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38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www.bron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37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38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businesswomanlif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37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38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ceny-zlom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37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38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ciechanowinaczej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37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38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icomp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37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38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zabawkowo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37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38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dziennikzwiazk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38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dzisiajwgliwicach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37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38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e-playbet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37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38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e-pla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37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38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gosc.pl/doc/5739192.Ojciec-Szustak-dotarl-do-Grobu-Pa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37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38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zw.l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38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appleworld.pl/dziala-tylko-jedna-sluchawka-airpods-oto-jak-naprawic-probl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37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38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www.ziemialimanow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37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38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blogpress.pl/node/2596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37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38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filetracke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37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38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38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337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38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direct.mone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37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38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direct.money.pl/artykuly/porady/raty-rowne-czy-malejace,39,0,931367.htm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37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38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ylecz.to/uklad-krazenia/brak-tchu-i-pelnego-oddechu-przy-wysilku-i-w-spoczynku-jakie-sa-przyczyny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337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38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37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38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korki.epozna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37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38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rajdy24.pl/kategoria/rsmp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37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38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8" office:value-type="string" calcext:value-type="string">
            <text:p>https://wirtualnyregion.pl/reklama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337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38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irtualnyreg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37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38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party.pl/newsy/marta-manowska-komentuje-udzial-niny-w-the-voice-senior-9197-r22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37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337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38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lokalna24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37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337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337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38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337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38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337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38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kryptonotowania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37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337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37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38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oto-samochody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337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337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38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337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38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podlasie24.pl/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37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38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rowery.org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37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38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38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kadra.pl/387888-icc-benfica-pokonala-fiorentine-grali-polacy.htm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337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38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glos.liv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337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38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37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38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337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338" office:value-type="string" calcext:value-type="string">
            <text:p>https://tromil.pl/poradniki-elektroniczne/diagnostyka-naprawa-monitorow-lcd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337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38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337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38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mgsm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337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338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miedziak.info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337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://www.chemiabudowlana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337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://www.obud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337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338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okraglemiast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337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38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337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338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trakt.tv/movies/trendin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337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38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38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centrumdruku3d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337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38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337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9</text:p>
          </table:table-cell>
          <table:table-cell table:style-name="ce337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0</text:p>
          </table:table-cell>
          <table:table-cell table:style-name="ce338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1</text:p>
          </table:table-cell>
          <table:table-cell table:style-name="ce337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2</text:p>
          </table:table-cell>
          <table:table-cell table:style-name="ce338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3</text:p>
          </table:table-cell>
          <table:table-cell table:style-name="ce338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4</text:p>
          </table:table-cell>
          <table:table-cell table:style-name="ce338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5</text:p>
          </table:table-cell>
          <table:table-cell table:style-name="ce338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6</text:p>
          </table:table-cell>
          <table:table-cell table:style-name="ce337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7</text:p>
          </table:table-cell>
          <table:table-cell table:style-name="ce337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8</text:p>
          </table:table-cell>
          <table:table-cell table:style-name="ce338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9</text:p>
          </table:table-cell>
          <table:table-cell table:style-name="ce337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0</text:p>
          </table:table-cell>
          <table:table-cell table:style-name="ce337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1</text:p>
          </table:table-cell>
          <table:table-cell table:style-name="ce337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2</text:p>
          </table:table-cell>
          <table:table-cell table:style-name="ce338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3</text:p>
          </table:table-cell>
          <table:table-cell table:style-name="ce337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4</text:p>
          </table:table-cell>
          <table:table-cell table:style-name="ce338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5</text:p>
          </table:table-cell>
          <table:table-cell table:style-name="ce337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6</text:p>
          </table:table-cell>
          <table:table-cell table:style-name="ce338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7</text:p>
          </table:table-cell>
          <table:table-cell table:style-name="ce337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8</text:p>
          </table:table-cell>
          <table:table-cell table:style-name="ce338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9</text:p>
          </table:table-cell>
          <table:table-cell table:style-name="ce337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0</text:p>
          </table:table-cell>
          <table:table-cell table:style-name="ce338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1</text:p>
          </table:table-cell>
          <table:table-cell table:style-name="ce337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2</text:p>
          </table:table-cell>
          <table:table-cell table:style-name="ce337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3</text:p>
          </table:table-cell>
          <table:table-cell table:style-name="ce337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4</text:p>
          </table:table-cell>
          <table:table-cell table:style-name="ce337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55</text:p>
          </table:table-cell>
          <table:table-cell table:style-name="ce338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6</text:p>
          </table:table-cell>
          <table:table-cell table:style-name="ce338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7</text:p>
          </table:table-cell>
          <table:table-cell table:style-name="ce337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8</text:p>
          </table:table-cell>
          <table:table-cell table:style-name="ce337"/>
          <table:table-cell table:style-name="ce17" table:content-validation-name="val1"/>
          <table:table-cell table:style-name="ce33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9</text:p>
          </table:table-cell>
          <table:table-cell table:style-name="ce338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60</text:p>
          </table:table-cell>
          <table:table-cell table:style-name="ce337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1</text:p>
          </table:table-cell>
          <table:table-cell table:style-name="ce337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wysokomazowiecki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2</text:p>
          </table:table-cell>
          <table:table-cell table:style-name="ce338"/>
          <table:table-cell table:style-name="ce18" table:content-validation-name="val1"/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3</text:p>
          </table:table-cell>
          <table:table-cell table:style-name="ce337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337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4</text:p>
          </table:table-cell>
          <table:table-cell table:style-name="ce338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ronieckibaza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5</text:p>
          </table:table-cell>
          <table:table-cell table:style-name="ce338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338" office:value-type="string" calcext:value-type="string">
            <text:p>https://wmeritum.pl/bieg-polskiej-sztafety/295952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337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7</text:p>
          </table:table-cell>
          <table:table-cell table:style-name="ce338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irtualnekosmety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8</text:p>
          </table:table-cell>
          <table:table-cell table:style-name="ce337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337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9</text:p>
          </table:table-cell>
          <table:table-cell table:style-name="ce338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adowice24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0</text:p>
          </table:table-cell>
          <table:table-cell table:style-name="ce337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337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1</text:p>
          </table:table-cell>
          <table:table-cell table:style-name="ce338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uavo.com.pl/gdzie-zdawac-egzamin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2</text:p>
          </table:table-cell>
          <table:table-cell table:style-name="ce337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3</text:p>
          </table:table-cell>
          <table:table-cell table:style-name="ce338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tygodnikponidz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4</text:p>
          </table:table-cell>
          <table:table-cell table:style-name="ce337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337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5</text:p>
          </table:table-cell>
          <table:table-cell table:style-name="ce338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338" office:value-type="string" calcext:value-type="string">
            <text:p>http://tvgorzow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6</text:p>
          </table:table-cell>
          <table:table-cell table:style-name="ce337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7</text:p>
          </table:table-cell>
          <table:table-cell table:style-name="ce338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trzemeszno24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8</text:p>
          </table:table-cell>
          <table:table-cell table:style-name="ce337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gazetaklobucka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9</text:p>
          </table:table-cell>
          <table:table-cell table:style-name="ce338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trawka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1</text:p>
          </table:table-cell>
          <table:table-cell table:style-name="ce337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2</text:p>
          </table:table-cell>
          <table:table-cell table:style-name="ce337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elita-magazy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profitechni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://sadnowoczesn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3</text:p>
          </table:table-cell>
          <table:table-cell table:style-name="ce337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337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4</text:p>
          </table:table-cell>
          <table:table-cell table:style-name="ce337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5</text:p>
          </table:table-cell>
          <table:table-cell table:style-name="ce337"/>
          <table:table-cell table:style-name="ce17" table:content-validation-name="val1"/>
          <table:table-cell table:style-name="ce33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6</text:p>
          </table:table-cell>
          <table:table-cell table:style-name="ce338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tarnobrzeski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7</text:p>
          </table:table-cell>
          <table:table-cell table:style-name="ce337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8</text:p>
          </table:table-cell>
          <table:table-cell table:style-name="ce337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9</text:p>
          </table:table-cell>
          <table:table-cell table:style-name="ce338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szczecinek.com/artykul/na-trampoliny--do-galerii/733809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0</text:p>
          </table:table-cell>
          <table:table-cell table:style-name="ce337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1</text:p>
          </table:table-cell>
          <table:table-cell table:style-name="ce338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swietokrzyskie24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2</text:p>
          </table:table-cell>
          <table:table-cell table:style-name="ce337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93</text:p>
          </table:table-cell>
          <table:table-cell table:style-name="ce338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swiatkarin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4</text:p>
          </table:table-cell>
          <table:table-cell table:style-name="ce337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5</text:p>
          </table:table-cell>
          <table:table-cell table:style-name="ce337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6</text:p>
          </table:table-cell>
          <table:table-cell table:style-name="ce338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staresiolkowice.pl/mlyn-wodny-ze-starych-siolkowic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7</text:p>
          </table:table-cell>
          <table:table-cell table:style-name="ce337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8</text:p>
          </table:table-cell>
          <table:table-cell table:style-name="ce338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9</text:p>
          </table:table-cell>
          <table:table-cell table:style-name="ce337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0</text:p>
          </table:table-cell>
          <table:table-cell table:style-name="ce338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slupc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1</text:p>
          </table:table-cell>
          <table:table-cell table:style-name="ce338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2</text:p>
          </table:table-cell>
          <table:table-cell table:style-name="ce337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3</text:p>
          </table:table-cell>
          <table:table-cell table:style-name="ce337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4</text:p>
          </table:table-cell>
          <table:table-cell table:style-name="ce338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roosevelta81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337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6</text:p>
          </table:table-cell>
          <table:table-cell table:style-name="ce338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radomnews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7</text:p>
          </table:table-cell>
          <table:table-cell table:style-name="ce338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radio5.com.pl/jedenascie-godzin-walczyli-z-pozar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8</text:p>
          </table:table-cell>
          <table:table-cell table:style-name="ce338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337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0</text:p>
          </table:table-cell>
          <table:table-cell table:style-name="ce338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prudnik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337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2</text:p>
          </table:table-cell>
          <table:table-cell table:style-name="ce338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protipster.com/betting-tips/football/international-clubs/uefa-europa-leagu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3</text:p>
          </table:table-cell>
          <table:table-cell table:style-name="ce337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4</text:p>
          </table:table-cell>
          <table:table-cell table:style-name="ce338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progressforpoland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5</text:p>
          </table:table-cell>
          <table:table-cell table:style-name="ce337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6</text:p>
          </table:table-cell>
          <table:table-cell table:style-name="ce338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portalmors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7</text:p>
          </table:table-cell>
          <table:table-cell table:style-name="ce338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leszczynskisport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8</text:p>
          </table:table-cell>
          <table:table-cell table:style-name="ce337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9</text:p>
          </table:table-cell>
          <table:table-cell table:style-name="ce338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pokonajlysienie.com/foru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0</text:p>
          </table:table-cell>
          <table:table-cell table:style-name="ce337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1</text:p>
          </table:table-cell>
          <table:table-cell table:style-name="ce338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2</text:p>
          </table:table-cell>
          <table:table-cell table:style-name="ce338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3</text:p>
          </table:table-cell>
          <table:table-cell table:style-name="ce338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4</text:p>
          </table:table-cell>
          <table:table-cell table:style-name="ce337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225</text:p>
          </table:table-cell>
          <table:table-cell table:style-name="ce337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6</text:p>
          </table:table-cell>
          <table:table-cell table:style-name="ce338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nowogard.onlin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7</text:p>
          </table:table-cell>
          <table:table-cell table:style-name="ce337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8</text:p>
          </table:table-cell>
          <table:table-cell table:style-name="ce337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9</text:p>
          </table:table-cell>
          <table:table-cell table:style-name="ce338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nowawrzesnia.pl/index.php/kultura/item/6500-przed-nami-juz-17-odslona-dyktanda-wrzesi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0</text:p>
          </table:table-cell>
          <table:table-cell table:style-name="ce337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1</text:p>
          </table:table-cell>
          <table:table-cell table:style-name="ce338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zdrowieiuroda.gwarek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2</text:p>
          </table:table-cell>
          <table:table-cell table:style-name="ce337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zd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3</text:p>
          </table:table-cell>
          <table:table-cell table:style-name="ce337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4</text:p>
          </table:table-cell>
          <table:table-cell table:style-name="ce338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zawiercie112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5</text:p>
          </table:table-cell>
          <table:table-cell table:style-name="ce338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zakliczyninfo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6</text:p>
          </table:table-cell>
          <table:table-cell table:style-name="ce337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7</text:p>
          </table:table-cell>
          <table:table-cell table:style-name="ce337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8</text:p>
          </table:table-cell>
          <table:table-cell table:style-name="ce337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9</text:p>
          </table:table-cell>
          <table:table-cell table:style-name="ce338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0</text:p>
          </table:table-cell>
          <table:table-cell table:style-name="ce337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1</text:p>
          </table:table-cell>
          <table:table-cell table:style-name="ce338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337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3</text:p>
          </table:table-cell>
          <table:table-cell table:style-name="ce337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4</text:p>
          </table:table-cell>
          <table:table-cell table:style-name="ce338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5</text:p>
          </table:table-cell>
          <table:table-cell table:style-name="ce337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6</text:p>
          </table:table-cell>
          <table:table-cell table:style-name="ce337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7</text:p>
          </table:table-cell>
          <table:table-cell table:style-name="ce338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8</text:p>
          </table:table-cell>
          <table:table-cell table:style-name="ce338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9</text:p>
          </table:table-cell>
          <table:table-cell table:style-name="ce337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0</text:p>
          </table:table-cell>
          <table:table-cell table:style-name="ce338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1</text:p>
          </table:table-cell>
          <table:table-cell table:style-name="ce337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2</text:p>
          </table:table-cell>
          <table:table-cell table:style-name="ce338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3</text:p>
          </table:table-cell>
          <table:table-cell table:style-name="ce337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4</text:p>
          </table:table-cell>
          <table:table-cell table:style-name="ce338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ples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5</text:p>
          </table:table-cell>
          <table:table-cell table:style-name="ce337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style-name="ce337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7</text:p>
          </table:table-cell>
          <table:table-cell table:style-name="ce338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speedladie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string" calcext:value-type="string">
            <text:p>258</text:p>
          </table:table-cell>
          <table:table-cell table:style-name="ce337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9</text:p>
          </table:table-cell>
          <table:table-cell table:style-name="ce337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0</text:p>
          </table:table-cell>
          <table:table-cell table:style-name="ce338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budownic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narzedziapol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1</text:p>
          </table:table-cell>
          <table:table-cell table:style-name="ce338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budowlanematerial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forumfirm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2</text:p>
          </table:table-cell>
          <table:table-cell table:style-name="ce337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3</text:p>
          </table:table-cell>
          <table:table-cell table:style-name="ce338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maszynydlameblarstw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4</text:p>
          </table:table-cell>
          <table:table-cell table:style-name="ce338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5</text:p>
          </table:table-cell>
          <table:table-cell table:style-name="ce337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6</text:p>
          </table:table-cell>
          <table:table-cell table:style-name="ce338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7</text:p>
          </table:table-cell>
          <table:table-cell table:style-name="ce337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8</text:p>
          </table:table-cell>
          <table:table-cell table:style-name="ce338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www.tkaninyobiciow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9</text:p>
          </table:table-cell>
          <table:table-cell table:style-name="ce337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0</text:p>
          </table:table-cell>
          <table:table-cell table:style-name="ce338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1</text:p>
          </table:table-cell>
          <table:table-cell table:style-name="ce337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2</text:p>
          </table:table-cell>
          <table:table-cell table:style-name="ce338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3</text:p>
          </table:table-cell>
          <table:table-cell table:style-name="ce337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4</text:p>
          </table:table-cell>
          <table:table-cell table:style-name="ce338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5</text:p>
          </table:table-cell>
          <table:table-cell table:style-name="ce337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6</text:p>
          </table:table-cell>
          <table:table-cell table:style-name="ce337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7</text:p>
          </table:table-cell>
          <table:table-cell table:style-name="ce337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8</text:p>
          </table:table-cell>
          <table:table-cell table:style-name="ce337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9</text:p>
          </table:table-cell>
          <table:table-cell table:style-name="ce337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1</text:p>
          </table:table-cell>
          <table:table-cell table:style-name="ce338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cnc.info.pl/frezarka-konstrukcja-metalowa-f60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2</text:p>
          </table:table-cell>
          <table:table-cell table:style-name="ce337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3</text:p>
          </table:table-cell>
          <table:table-cell table:style-name="ce337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4</text:p>
          </table:table-cell>
          <table:table-cell table:style-name="ce337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5</text:p>
          </table:table-cell>
          <table:table-cell table:style-name="ce338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gostynin.info/informacje/nieznany-sprawca-dokonal-zniszczenia-tablicy-pamieci-ruchu-oporu-armii-krajowej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6</text:p>
          </table:table-cell>
          <table:table-cell table:style-name="ce337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7</text:p>
          </table:table-cell>
          <table:table-cell table:style-name="ce338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radio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8</text:p>
          </table:table-cell>
          <table:table-cell table:style-name="ce338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9</text:p>
          </table:table-cell>
          <table:table-cell table:style-name="ce337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0</text:p>
          </table:table-cell>
          <table:table-cell table:style-name="ce338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kaszuby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1</text:p>
          </table:table-cell>
          <table:table-cell table:style-name="ce338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2</text:p>
          </table:table-cell>
          <table:table-cell table:style-name="ce337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3</text:p>
          </table:table-cell>
          <table:table-cell table:style-name="ce338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kierunekenergety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kierunekchem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4</text:p>
          </table:table-cell>
          <table:table-cell table:style-name="ce337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5</text:p>
          </table:table-cell>
          <table:table-cell table:style-name="ce338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8</text:p>
          </table:table-cell>
          <table:table-cell table:style-name="ce337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9</text:p>
          </table:table-cell>
          <table:table-cell table:style-name="ce337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0</text:p>
          </table:table-cell>
          <table:table-cell table:style-name="ce338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9" office:value-type="string" calcext:value-type="string">
            <text:p>HIDE</text:p>
          </table:table-cell>
          <table:table-cell table:style-name="ce337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1</text:p>
          </table:table-cell>
          <table:table-cell table:style-name="ce338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goral.info.pl/kontrola-sanitarna-na-granicy-polsko-slowackiej-w-malopolsc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2</text:p>
          </table:table-cell>
          <table:table-cell table:style-name="ce337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3</text:p>
          </table:table-cell>
          <table:table-cell table:style-name="ce338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naszwodzislaw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4</text:p>
          </table:table-cell>
          <table:table-cell table:style-name="ce338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radiobonto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5</text:p>
          </table:table-cell>
          <table:table-cell table:style-name="ce337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337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7</text:p>
          </table:table-cell>
          <table:table-cell table:style-name="ce338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naszrybnik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8</text:p>
          </table:table-cell>
          <table:table-cell table:style-name="ce338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9</text:p>
          </table:table-cell>
          <table:table-cell table:style-name="ce337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0</text:p>
          </table:table-cell>
          <table:table-cell table:style-name="ce338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trzemeszno24.info/maseczki-trafia-do-mieszkancow-i-sluzb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1</text:p>
          </table:table-cell>
          <table:table-cell table:style-name="ce337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2</text:p>
          </table:table-cell>
          <table:table-cell table:style-name="ce338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ekinomaniak.net/watch-movies/Sonic-Szybki-jak-byskawica-5983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3</text:p>
          </table:table-cell>
          <table:table-cell table:style-name="ce337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4</text:p>
          </table:table-cell>
          <table:table-cell table:style-name="ce338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24jgo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egarwol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eprzasnysz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ototorun.pl/artykul/bibliotekarski-z-gminy/94304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5</text:p>
          </table:table-cell>
          <table:table-cell table:style-name="ce338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24starogard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6</text:p>
          </table:table-cell>
          <table:table-cell table:style-name="ce337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7</text:p>
          </table:table-cell>
          <table:table-cell table:style-name="ce338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magazynfakty.pl/gigantyczne-pensje-dyrektorow-politykow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8</text:p>
          </table:table-cell>
          <table:table-cell table:style-name="ce337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9</text:p>
          </table:table-cell>
          <table:table-cell table:style-name="ce338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rynekinwestycj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0</text:p>
          </table:table-cell>
          <table:table-cell table:style-name="ce337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1</text:p>
          </table:table-cell>
          <table:table-cell table:style-name="ce338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beskidliv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2</text:p>
          </table:table-cell>
          <table:table-cell table:style-name="ce337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3</text:p>
          </table:table-cell>
          <table:table-cell table:style-name="ce338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sejny.ne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4</text:p>
          </table:table-cell>
          <table:table-cell table:style-name="ce337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5</text:p>
          </table:table-cell>
          <table:table-cell table:style-name="ce338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biznestub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6</text:p>
          </table:table-cell>
          <table:table-cell table:style-name="ce337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7</text:p>
          </table:table-cell>
          <table:table-cell table:style-name="ce338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338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8</text:p>
          </table:table-cell>
          <table:table-cell table:style-name="ce337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9</text:p>
          </table:table-cell>
          <table:table-cell table:style-name="ce337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337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0</text:p>
          </table:table-cell>
          <table:table-cell table:style-name="ce338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338" office:value-type="string" calcext:value-type="string">
            <text:p>https://nwloclawe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1</text:p>
          </table:table-cell>
          <table:table-cell table:style-name="ce337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2</text:p>
          </table:table-cell>
          <table:table-cell table:style-name="ce338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338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3</text:p>
          </table:table-cell>
          <table:table-cell table:style-name="ce337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337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4</text:p>
          </table:table-cell>
          <table:table-cell table:style-name="ce338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338" office:value-type="string" calcext:value-type="string">
            <text:p>https://ehumo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5</text:p>
          </table:table-cell>
          <table:table-cell table:style-name="ce337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337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6</text:p>
          </table:table-cell>
          <table:table-cell table:style-name="ce338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7</text:p>
          </table:table-cell>
          <table:table-cell table:style-name="ce337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97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8</text:p>
          </table:table-cell>
          <table:table-cell table:style-name="ce338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398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9</text:p>
          </table:table-cell>
          <table:table-cell table:style-name="ce338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0</text:p>
          </table:table-cell>
          <table:table-cell table:style-name="ce337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1</text:p>
          </table:table-cell>
          <table:table-cell table:style-name="ce338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2</text:p>
          </table:table-cell>
          <table:table-cell table:style-name="ce337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3</text:p>
          </table:table-cell>
          <table:table-cell table:style-name="ce338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98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5</text:p>
          </table:table-cell>
          <table:table-cell table:style-name="ce337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6</text:p>
          </table:table-cell>
          <table:table-cell table:style-name="ce337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7</text:p>
          </table:table-cell>
          <table:table-cell table:style-name="ce338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98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8</text:p>
          </table:table-cell>
          <table:table-cell table:style-name="ce337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9</text:p>
          </table:table-cell>
          <table:table-cell table:style-name="ce338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0</text:p>
          </table:table-cell>
          <table:table-cell table:style-name="ce337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1</text:p>
          </table:table-cell>
          <table:table-cell table:style-name="ce338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2</text:p>
          </table:table-cell>
          <table:table-cell table:style-name="ce337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98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3</text:p>
          </table:table-cell>
          <table:table-cell table:style-name="ce338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4</text:p>
          </table:table-cell>
          <table:table-cell table:style-name="ce337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5</text:p>
          </table:table-cell>
          <table:table-cell table:style-name="ce338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6</text:p>
          </table:table-cell>
          <table:table-cell table:style-name="ce337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7</text:p>
          </table:table-cell>
          <table:table-cell table:style-name="ce338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8</text:p>
          </table:table-cell>
          <table:table-cell table:style-name="ce337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98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9</text:p>
          </table:table-cell>
          <table:table-cell table:style-name="ce338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98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0</text:p>
          </table:table-cell>
          <table:table-cell table:style-name="ce338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1</text:p>
          </table:table-cell>
          <table:table-cell table:style-name="ce338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2</text:p>
          </table:table-cell>
          <table:table-cell table:style-name="ce337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3</text:p>
          </table:table-cell>
          <table:table-cell table:style-name="ce337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4</text:p>
          </table:table-cell>
          <table:table-cell table:style-name="ce338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5</text:p>
          </table:table-cell>
          <table:table-cell table:style-name="ce337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gazeo.pl/" xlink:type="simple">https://gazeo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6</text:p>
          </table:table-cell>
          <table:table-cell table:style-name="ce338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gpcodzienni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7</text:p>
          </table:table-cell>
          <table:table-cell table:style-name="ce337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gazeta-mlawska.pl/" xlink:type="simple">https://gazeta-mlawska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8</text:p>
          </table:table-cell>
          <table:table-cell table:style-name="ce337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gazetaostrowska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9</text:p>
          </table:table-cell>
          <table:table-cell table:style-name="ce338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gazetakartuska.pl/" xlink:type="simple">http://gazetakartusk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://www.gazeta-wiesci.pl/" xlink:type="simple">http://www.gazeta-wiesc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1</text:p>
          </table:table-cell>
          <table:table-cell table:style-name="ce338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glogow.info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2</text:p>
          </table:table-cell>
          <table:table-cell table:style-name="ce338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gazetka.b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3</text:p>
          </table:table-cell>
          <table:table-cell table:style-name="ce338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gf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4</text:p>
          </table:table-cell>
          <table:table-cell table:style-name="ce337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infobrzeszcze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5</text:p>
          </table:table-cell>
          <table:table-cell table:style-name="ce338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6</text:p>
          </table:table-cell>
          <table:table-cell table:style-name="ce337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7</text:p>
          </table:table-cell>
          <table:table-cell table:style-name="ce338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glok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8</text:p>
          </table:table-cell>
          <table:table-cell table:style-name="ce338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www.speedtest.pl/" xlink:type="simple">https://www.speedtest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9</text:p>
          </table:table-cell>
          <table:table-cell table:style-name="ce337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ww.isbzdrowie.pl/" xlink:type="simple">https://www.isbzdrow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0</text:p>
          </table:table-cell>
          <table:table-cell table:style-name="ce338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www.ipon.pl/" xlink:type="simple">https://www.ipon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1</text:p>
          </table:table-cell>
          <table:table-cell table:style-name="ce337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www.info.elblag.pl/" xlink:type="simple">https://www.info.elbla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7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kliknijwzdrowie.pl/" xlink:type="simple">https://kliknijwzdrow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3</text:p>
          </table:table-cell>
          <table:table-cell table:style-name="ce337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4</text:p>
          </table:table-cell>
          <table:table-cell table:style-name="ce337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5</text:p>
          </table:table-cell>
          <table:table-cell table:style-name="ce338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6</text:p>
          </table:table-cell>
          <table:table-cell table:style-name="ce337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infokonin.pl/" xlink:type="simple">https://infokonin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7</text:p>
          </table:table-cell>
          <table:table-cell table:style-name="ce337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gwarminska.pl/" xlink:type="simple">https://gwarmin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8</text:p>
          </table:table-cell>
          <table:table-cell table:style-name="ce338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9</text:p>
          </table:table-cell>
          <table:table-cell table:style-name="ce337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1</text:p>
          </table:table-cell>
          <table:table-cell table:style-name="ce338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2</text:p>
          </table:table-cell>
          <table:table-cell table:style-name="ce337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8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ww.anywhere.pl/" xlink:type="simple">https://www.anywhere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www.abcslubu.pl/" xlink:type="simple">https://www.abcslubu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5</text:p>
          </table:table-cell>
          <table:table-cell table:style-name="ce338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isel.edu.pl/forum/" xlink:type="simple">https://isel.edu.pl/foru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enerad.pl/" xlink:type="simple">https://enerad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7</text:p>
          </table:table-cell>
          <table:table-cell table:style-name="ce338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gloskatowic.pl/" xlink:type="simple">http://www.gloskatowic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://www.glosczestochowy.pl/" xlink:type="simple">http://www.glosczestochow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9</text:p>
          </table:table-cell>
          <table:table-cell table:style-name="ce338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dziennikopolski.pl/" xlink:type="simple">http://www.dziennikopolski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1</text:p>
          </table:table-cell>
          <table:table-cell table:style-name="ce338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www.glostrojmiasta.pl/" xlink:type="simple">http://www.glostrojmiast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3</text:p>
          </table:table-cell>
          <table:table-cell table:style-name="ce338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gloskrakowa.pl/" xlink:type="simple">http://www.gloskrakow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5</text:p>
          </table:table-cell>
          <table:table-cell table:style-name="ce338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7</text:p>
          </table:table-cell>
          <table:table-cell table:style-name="ce338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gazetatwojeinfo.pl/" xlink:type="simple">https://gazetatwojeinf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8" office:value-type="string" calcext:value-type="string">
            <text:p><text:a xlink:href="http://reklama.prokopienko.pl/" xlink:type="simple">http://reklama.prokopienk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338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7" office:value-type="string" calcext:value-type="string">
            <text:p>zsmie.torun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338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://pionki24.pl/" xlink:type="simple">http://pionki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lipsko24.pl/" xlink:type="simple">http://lipsko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338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kramik.pl/" xlink:type="simple">https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://www.kujawy.info/" xlink:type="simple">http://www.kujawy.inf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maritime.com.pl/" xlink:type="simple">http://www.maritime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magazif.com/" xlink:type="simple">https://magazif.com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338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lsw24.pl/" xlink:type="simple">https://lsw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338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lpg-forum.pl/" xlink:type="simple">https://lpg-foru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338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www.lokalna.news/" xlink:type="simple">https://www.lokalna.news</text:a></text:p>
          </table:table-cell>
          <table:table-cell table:style-name="ce38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ww.linguajob.pl/" xlink:type="simple">https://www.linguajob.p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338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mapa.targeo.pl/" xlink:type="simple">https://mapa.targe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338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mapabts.pl/" xlink:type="simple">https://mapabts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ww.lakiernictwo.net/" xlink:type="simple">https://www.lakiernictwo.net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338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338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338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brodnica-cbr.pl/" xlink:type="simple">https://brodnica-cbr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lipno-cli.pl/" xlink:type="simple">https://lipno-cl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terenie.pl/" xlink:type="simple">https://wteren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338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nolesnica.pl/" xlink:type="simple">https://nolesnic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cieszyn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gazetalubliniecka.pl/2020/07/14/proboszcz-wyszedl-z-aresztu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344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nowinylokalne.pl/czeka-nas-fala-wzrostu-zaburzen-psychicznych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344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kierowcyhgv.uk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warzywapolow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petro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338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piszan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344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338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miedzyrzec.info/" xlink:type="simple">https://miedzyrzec.info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338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338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mobileclick.pl/" xlink:type="simple">https://mobileclick.pl/</text:a></text:p>
          </table:table-cell>
          <table:table-cell table:style-name="ce38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338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338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://wirtualnynowydwor.pl/" xlink:type="simple">http://wirtualnynowydwor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338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338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oknonawagrowiec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online-tv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operatorzy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olesnica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338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ozytywniej.pl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338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proszkow.eu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olsatnews.pl/wiadomosc/2020-07-24/polityczna-walka-o-nastepce-rpo-sa-pierwsze-nazwiska/?ref=kafl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344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pik.kielce.pl/aktualnosci/mwk-powiekszylo-kolekcje.htm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347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chamsko.pl/page/29</text:p>
          </table:table-cell>
          <table:table-cell table:style-name="ce38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347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olsztyn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337" office:value-type="string" calcext:value-type="string">
            <text:p>http://openkatalog.co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347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Default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338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tomil.olsztyn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347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legionisci.com/news/81164_Wyniki_legionistow_w_Lotos_Nord_Cup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347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pomorskifutbol.pl/news_11426_PKO-Ekstraklasa_-Rakow-Czestochowa-3-2-Arka-Gdynia.htm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47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347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347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mojewronki.pl/2020/06/jedna-osoba-w-szpitalu-po-groznym-wypadku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347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338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ulub.pl/3PYwVHIOHq/6ix9ine-yaya-lyricsletra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90</text:p>
          </table:table-cell>
          <table:table-cell table:style-name="ce338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promocja.mielec.pl/" xlink:type="simple">http://promocja.mielec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niebezpiecznik.pl/post/bialorus-odcina-sie-od-swiatowego-internetu/?similarpost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93</text:p>
          </table:table-cell>
          <table:table-cell table:style-name="ce344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gosc.pl/doc/6447564.Papiez-pomaga-ofiarom-wybuchu-w-Bejruci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344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95</text:p>
          </table:table-cell>
          <table:table-cell table:style-name="ce338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radiowrzesnia.pl/" xlink:type="simple">https://radiowrzesni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radio7.pl/" xlink:type="simple">https://radio7.pl/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98</text:p>
          </table:table-cell>
          <table:table-cell table:style-name="ce347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s://ciechanowinaczej.pl/" xlink:type="simple">https://ciechanowinaczej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344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ce338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ce338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ce347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347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04</text:p>
          </table:table-cell>
          <table:table-cell table:style-name="ce338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347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06</text:p>
          </table:table-cell>
          <table:table-cell table:style-name="ce338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s://kopalniawiedzy.pl/" xlink:type="simple">https://kopalniawiedzy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08</text:p>
          </table:table-cell>
          <table:table-cell table:style-name="ce347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www.marihuana.info.pl/" xlink:type="simple">https://www.marihuana.info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347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www.radiopik.pl/" xlink:type="simple">http://www.radiop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ce347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radio.opole.pl/" xlink:type="simple">http://radio.opole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www.kryptoholik.pl/" xlink:type="simple">https://www.kryptohol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347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7" office:value-type="string" calcext:value-type="string">
            <text:p><text:a xlink:href="http://memytutaj.pl/top" xlink:type="simple">http://memytutaj.pl/top</text:a></text:p>
          </table:table-cell>
          <table:table-cell table:style-name="ce38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337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347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www.mojadieta.pl/" xlink:type="simple">https://www.mojadieta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15</text:p>
          </table:table-cell>
          <table:table-cell table:style-name="ce347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://www.racingforum.pl/" xlink:type="simple">http://www.racingforu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oprocentowanielokat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torun.com.pl/index.php?art_id=*&amp;id_news=*&amp;fbclid=*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338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miechowski.pl/" xlink:type="simple">https://www.miechow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ww.wirtualnemedia.pl/" xlink:type="simple">https://www.wirtualnemedi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344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leki.abczdrowie.pl/p/prostogal-1000-spec-przed-rol-prod-gal-l-p-m-l-s-j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bloog.pl/inne/nowoczesna-drukarnia-czym-powinna-sie-wyrozniac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338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kcynia.info/" xlink:type="simple">http://kcyni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musiclovers.pl/" xlink:type="simple">https://musiclover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38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338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namasce.pl/" xlink:type="simple">https://namasc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www.nakolei.pl/" xlink:type="simple">https://www.nakolei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338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naszagazeta.info/" xlink:type="simple">https://naszagazet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7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33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338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347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337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33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ce347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przekrojlokalny.pl/" xlink:type="simple">http://przekrojlokaln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przemysl24.pl/" xlink:type="simple">https://przemysl24.pl</text:a>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338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34</text:p>
          </table:table-cell>
          <table:table-cell table:style-name="ce338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przegladoponiarski.pl/" xlink:type="simple">https://przegladoponiar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35</text:p>
          </table:table-cell>
          <table:table-cell table:style-name="ce338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agronews.com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344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esportnow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38</text:p>
          </table:table-cell>
          <table:table-cell table:style-name="ce338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boardtim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39</text:p>
          </table:table-cell>
          <table:table-cell table:style-name="ce344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gwiazdybasket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344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inthecage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41</text:p>
          </table:table-cell>
          <table:table-cell table:style-name="ce338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kryptoporadni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42</text:p>
          </table:table-cell>
          <table:table-cell table:style-name="ce344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miejscawewroclawiu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44</text:p>
          </table:table-cell>
          <table:table-cell table:style-name="ce344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utbolwtv.pl/" xlink:type="simple">https://futbolwtv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344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46</text:p>
          </table:table-cell>
          <table:table-cell table:style-name="ce338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://www.konstancin.com/" xlink:type="simple">http://www.konstancin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44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47</text:p>
          </table:table-cell>
          <table:table-cell table:style-name="ce338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344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344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344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51</text:p>
          </table:table-cell>
          <table:table-cell table:style-name="ce338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radioq.fm/wiadomosci/2300-ponad-1200-litrow-nielegalnego-alkoholu-zabezpieczyli-policjanci-z-kutna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344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://radioq.fm/" xlink:type="simple">http://radioq.fm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53</text:p>
          </table:table-cell>
          <table:table-cell table:style-name="ce338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radiofon.f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344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344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Default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57</text:p>
          </table:table-cell>
          <table:table-cell table:style-name="ce344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lubaczow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Default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mecze.co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344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table:style-name="ce344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61</text:p>
          </table:table-cell>
          <table:table-cell table:style-name="ce344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inwestycj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344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568" office:value-type="string" calcext:value-type="string">
            <text:p>https://www.flvto.biz/pl76/how-to/how-to-install-chrome-plugin-win/</text:p>
          </table:table-cell>
          <table:table-cell/>
          <table:table-cell table:style-name="ce412"/>
          <table:table-cell table:style-name="ce137"/>
          <table:table-cell table:style-name="ce161"/>
          <table:table-cell table:number-columns-repeated="1018"/>
        </table:table-row>
        <table:table-row table:style-name="ro1">
          <table:table-cell table:number-columns-repeated="3"/>
          <table:table-cell table:style-name="ce412"/>
          <table:table-cell table:style-name="ce138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557" office:value-type="string" calcext:value-type="string">
            <text:p>https://superportal24.pl/gryficki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12"/>
          <table:table-cell table:style-name="ce137"/>
          <table:table-cell table:style-name="ce161"/>
          <table:table-cell table:number-columns-repeated="1018"/>
        </table:table-row>
        <table:table-row table:style-name="ro1">
          <table:table-cell/>
          <table:table-cell table:style-name="ce569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/>
          <table:table-cell table:style-name="ce412"/>
          <table:table-cell table:style-name="ce137"/>
          <table:table-cell table:style-name="ce162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2">
          <table:table-cell/>
          <table:table-cell table:style-name="ce558" office:value-type="string" calcext:value-type="string">
            <text:p>https://2conv.com/pl53/terms/</text:p>
          </table:table-cell>
          <table:table-cell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1">
          <table:table-cell table:number-columns-repeated="3"/>
          <table:table-cell table:style-name="ce412"/>
          <table:table-cell table:style-name="ce139"/>
          <table:table-cell table:style-name="ce164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37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570" office:value-type="string" calcext:value-type="string">
            <text:p><text:a xlink:href="https://cda-hd.cc/46520/ostatni-na-swiecie-bokeh-2017-online/?__cf_chl_jschl_tk__=28fba7266095e5fe189e2702271e617fc265e5bf-1592385131-0-AWlcZBGCNDU2GfwjHAlcxiad66cMdYTIXmRO1vuUBvRmfGaMYSubKIsMwbYtfN7V-x8brUaGNwR9-XUiqZRIkWwWvcFjk5g6rAV2zM4bGByOUV-giePNhrp" xlink:type="simple"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a>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484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<text:a xlink:href="http://www.maniak.tv/" xlink:type="simple">http://www.maniak.tv/</text:a></text:p>
          </table:table-cell>
          <table:table-cell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40"/>
          <table:table-cell table:style-name="ce165"/>
          <table:table-cell table:number-columns-repeated="1018"/>
        </table:table-row>
        <table:table-row table:style-name="ro2" table:number-rows-repeated="3">
          <table:table-cell table:number-columns-repeated="3"/>
          <table:table-cell table:style-name="ce413"/>
          <table:table-cell table:style-name="ce140"/>
          <table:table-cell table:style-name="ce166"/>
          <table:table-cell table:number-columns-repeated="1018"/>
        </table:table-row>
        <table:table-row table:style-name="ro1">
          <table:table-cell table:number-columns-repeated="3"/>
          <table:table-cell table:style-name="ce412"/>
          <table:table-cell table:style-name="ce142"/>
          <table:table-cell table:style-name="ce167"/>
          <table:table-cell table:number-columns-repeated="1018"/>
        </table:table-row>
        <table:table-row table:style-name="ro1">
          <table:table-cell table:number-columns-repeated="3"/>
          <table:table-cell table:style-name="ce413" office:value-type="string" calcext:value-type="string">
            <text:p>TO <text:s/>CHECK</text:p>
          </table:table-cell>
          <table:table-cell table:style-name="ce137"/>
          <table:table-cell table:style-name="ce162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412"/>
          <table:table-cell table:style-name="ce143"/>
          <table:table-cell table:style-name="ce168"/>
          <table:table-cell table:number-columns-repeated="1018"/>
        </table:table-row>
        <table:table-row table:style-name="ro1">
          <table:table-cell table:number-columns-repeated="3"/>
          <table:table-cell table:style-name="ce412"/>
          <table:table-cell table:style-name="ce464"/>
          <table:table-cell table:style-name="ce169"/>
          <table:table-cell table:number-columns-repeated="1018"/>
        </table:table-row>
        <table:table-row table:style-name="ro1">
          <table:table-cell table:number-columns-repeated="3"/>
          <table:table-cell table:style-name="ce412"/>
          <table:table-cell table:style-name="ce46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45"/>
          <table:table-cell table:style-name="ce344"/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ce413"/>
          <table:table-cell table:style-name="ce137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48"/>
          <table:table-cell table:style-name="ce172"/>
          <table:table-cell table:number-columns-repeated="1018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ce413"/>
          <table:table-cell table:style-name="ce149"/>
          <table:table-cell table:style-name="Default"/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37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1">
          <table:table-cell table:number-columns-repeated="3"/>
          <table:table-cell table:style-name="ce412"/>
          <table:table-cell table:style-name="ce137"/>
          <table:table-cell table:style-name="ce412"/>
          <table:table-cell table:number-columns-repeated="1018"/>
        </table:table-row>
        <table:table-row table:style-name="ro2">
          <table:table-cell table:number-columns-repeated="3"/>
          <table:table-cell table:style-name="ce127"/>
          <table:table-cell table:style-name="ce137"/>
          <table:table-cell table:style-name="ce163"/>
          <table:table-cell table:number-columns-repeated="1018"/>
        </table:table-row>
        <table:table-row table:style-name="ro1">
          <table:table-cell table:number-columns-repeated="3"/>
          <table:table-cell table:style-name="ce412"/>
          <table:table-cell table:style-name="ce137"/>
          <table:table-cell table:style-name="ce163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Default" table:number-columns-repeated="2"/>
          <table:table-cell table:number-columns-repeated="1018"/>
        </table:table-row>
        <table:table-row table:style-name="ro2" table:number-rows-repeated="3">
          <table:table-cell table:number-columns-repeated="3"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2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999:filters.F1048576 filters.F992:filters.F992 filters.F1:filters.F891 filters.F965:filters.F966 filters.F994:filters.F996 filters.F893:filters.F954 filters.F968:filters.F970 filters.F957:filters.F960 filters.F983:filters.F984 filters.F972:filters.F972 filters.F978:filters.F978 filters.F962:filters.F962">
            <calcext:condition calcext:apply-style-name="Error" calcext:value="=&quot;easylist&quot;" calcext:base-cell-address="filters.F1"/>
          </calcext:conditional-format>
          <calcext:conditional-format calcext:target-range-address="filters.E999:filters.E1048576 filters.E818:filters.E828 filters.E1:filters.E816 filters.E831:filters.E891 filters.E966:filters.E966 filters.E980:filters.E981 filters.E957:filters.E960 filters.E983:filters.E984 filters.E972:filters.E972 filters.E991:filters.E996 filters.E977:filters.E978 filters.E962:filters.E963 filters.E893:filters.E954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F967:filters.F970">
            <calcext:condition calcext:apply-style-name="Error" calcext:value="=&quot;easylist&quot;" calcext:base-cell-address="filters.F967"/>
          </calcext:conditional-format>
          <calcext:conditional-format calcext:target-range-address="filters.E967:filters.E970">
            <calcext:condition calcext:apply-style-name="Good" calcext:value="=&quot;yes&quot;" calcext:base-cell-address="filters.E967"/>
            <calcext:condition calcext:apply-style-name="Bad" calcext:value="=&quot;no&quot;" calcext:base-cell-address="filters.E967"/>
            <calcext:condition calcext:apply-style-name="Accent 2" calcext:value="=&quot;revert&quot;" calcext:base-cell-address="filters.E967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F961:filters.F961">
            <calcext:condition calcext:apply-style-name="Error" calcext:value="=&quot;easylist&quot;" calcext:base-cell-address="filters.F961"/>
          </calcext:conditional-format>
          <calcext:conditional-format calcext:target-range-address="filters.E961:filters.E961">
            <calcext:condition calcext:apply-style-name="Good" calcext:value="=&quot;yes&quot;" calcext:base-cell-address="filters.E961"/>
            <calcext:condition calcext:apply-style-name="Bad" calcext:value="=&quot;no&quot;" calcext:base-cell-address="filters.E961"/>
            <calcext:condition calcext:apply-style-name="Accent 2" calcext:value="=&quot;revert&quot;" calcext:base-cell-address="filters.E961"/>
          </calcext:conditional-format>
          <calcext:conditional-format calcext:target-range-address="filters.F973:filters.F975">
            <calcext:condition calcext:apply-style-name="Error" calcext:value="=&quot;easylist&quot;" calcext:base-cell-address="filters.F973"/>
          </calcext:conditional-format>
          <calcext:conditional-format calcext:target-range-address="filters.E973:filters.E975">
            <calcext:condition calcext:apply-style-name="Good" calcext:value="=&quot;yes&quot;" calcext:base-cell-address="filters.E973"/>
            <calcext:condition calcext:apply-style-name="Bad" calcext:value="=&quot;no&quot;" calcext:base-cell-address="filters.E973"/>
            <calcext:condition calcext:apply-style-name="Accent 2" calcext:value="=&quot;revert&quot;" calcext:base-cell-address="filters.E973"/>
          </calcext:conditional-format>
          <calcext:conditional-format calcext:target-range-address="filters.F976:filters.F976">
            <calcext:condition calcext:apply-style-name="Error" calcext:value="=&quot;easylist&quot;" calcext:base-cell-address="filters.F976"/>
          </calcext:conditional-format>
          <calcext:conditional-format calcext:target-range-address="filters.E976:filters.E977">
            <calcext:condition calcext:apply-style-name="Good" calcext:value="=&quot;yes&quot;" calcext:base-cell-address="filters.E976"/>
            <calcext:condition calcext:apply-style-name="Bad" calcext:value="=&quot;no&quot;" calcext:base-cell-address="filters.E976"/>
            <calcext:condition calcext:apply-style-name="Accent 2" calcext:value="=&quot;revert&quot;" calcext:base-cell-address="filters.E976"/>
          </calcext:conditional-format>
          <calcext:conditional-format calcext:target-range-address="filters.E955:filters.E955">
            <calcext:condition calcext:apply-style-name="Good" calcext:value="=&quot;yes&quot;" calcext:base-cell-address="filters.E955"/>
            <calcext:condition calcext:apply-style-name="Bad" calcext:value="=&quot;no&quot;" calcext:base-cell-address="filters.E955"/>
            <calcext:condition calcext:apply-style-name="Accent 2" calcext:value="=&quot;revert&quot;" calcext:base-cell-address="filters.E955"/>
          </calcext:conditional-format>
          <calcext:conditional-format calcext:target-range-address="filters.F971:filters.F971">
            <calcext:condition calcext:apply-style-name="Error" calcext:value="=&quot;easylist&quot;" calcext:base-cell-address="filters.F971"/>
          </calcext:conditional-format>
          <calcext:conditional-format calcext:target-range-address="filters.E971:filters.E971">
            <calcext:condition calcext:apply-style-name="Good" calcext:value="=&quot;yes&quot;" calcext:base-cell-address="filters.E971"/>
            <calcext:condition calcext:apply-style-name="Bad" calcext:value="=&quot;no&quot;" calcext:base-cell-address="filters.E971"/>
            <calcext:condition calcext:apply-style-name="Accent 2" calcext:value="=&quot;revert&quot;" calcext:base-cell-address="filters.E971"/>
          </calcext:conditional-format>
          <calcext:conditional-format calcext:target-range-address="filters.E979:filters.E979">
            <calcext:condition calcext:apply-style-name="Good" calcext:value="=&quot;yes&quot;" calcext:base-cell-address="filters.E979"/>
            <calcext:condition calcext:apply-style-name="Bad" calcext:value="=&quot;no&quot;" calcext:base-cell-address="filters.E979"/>
            <calcext:condition calcext:apply-style-name="Accent 2" calcext:value="=&quot;revert&quot;" calcext:base-cell-address="filters.E979"/>
          </calcext:conditional-format>
          <calcext:conditional-format calcext:target-range-address="filters.F985:filters.F985">
            <calcext:condition calcext:apply-style-name="Error" calcext:value="=&quot;easylist&quot;" calcext:base-cell-address="filters.F985"/>
          </calcext:conditional-format>
          <calcext:conditional-format calcext:target-range-address="filters.E985:filters.E985">
            <calcext:condition calcext:apply-style-name="Good" calcext:value="=&quot;yes&quot;" calcext:base-cell-address="filters.E985"/>
            <calcext:condition calcext:apply-style-name="Bad" calcext:value="=&quot;no&quot;" calcext:base-cell-address="filters.E985"/>
            <calcext:condition calcext:apply-style-name="Accent 2" calcext:value="=&quot;revert&quot;" calcext:base-cell-address="filters.E985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0:filters.D940 filters.D942:filters.D942 filters.D944:filters.D944 filters.D946:filters.D946 filters.D948:filters.D948 filters.D950:filters.D950 filters.D952:filters.D952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87:filters.E988">
            <calcext:condition calcext:apply-style-name="Good" calcext:value="=&quot;yes&quot;" calcext:base-cell-address="filters.E987"/>
            <calcext:condition calcext:apply-style-name="Bad" calcext:value="=&quot;no&quot;" calcext:base-cell-address="filters.E987"/>
            <calcext:condition calcext:apply-style-name="Accent 2" calcext:value="=&quot;revert&quot;" calcext:base-cell-address="filters.E987"/>
          </calcext:conditional-format>
          <calcext:conditional-format calcext:target-range-address="filters.B954:filters.B954">
            <calcext:condition calcext:apply-style-name="Error" calcext:value="=&quot;easylist&quot;" calcext:base-cell-address="filters.B954"/>
          </calcext:conditional-format>
          <calcext:conditional-format calcext:target-range-address="filters.B956:filters.B956">
            <calcext:condition calcext:apply-style-name="Error" calcext:value="=&quot;easylist&quot;" calcext:base-cell-address="filters.B956"/>
          </calcext:conditional-format>
          <calcext:conditional-format calcext:target-range-address="filters.B958:filters.B958">
            <calcext:condition calcext:apply-style-name="Error" calcext:value="=&quot;easylist&quot;" calcext:base-cell-address="filters.B958"/>
          </calcext:conditional-format>
          <calcext:conditional-format calcext:target-range-address="filters.B960:filters.B960">
            <calcext:condition calcext:apply-style-name="Error" calcext:value="=&quot;easylist&quot;" calcext:base-cell-address="filters.B960"/>
          </calcext:conditional-format>
          <calcext:conditional-format calcext:target-range-address="filters.B964:filters.B964">
            <calcext:condition calcext:apply-style-name="Error" calcext:value="=&quot;easylist&quot;" calcext:base-cell-address="filters.B964"/>
          </calcext:conditional-format>
          <calcext:conditional-format calcext:target-range-address="filters.B966:filters.B966">
            <calcext:condition calcext:apply-style-name="Error" calcext:value="=&quot;easylist&quot;" calcext:base-cell-address="filters.B966"/>
          </calcext:conditional-format>
          <calcext:conditional-format calcext:target-range-address="filters.B966:filters.B966">
            <calcext:condition calcext:apply-style-name="Error" calcext:value="=&quot;easylist&quot;" calcext:base-cell-address="filters.B966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397"/>
        <table:table-row table:style-name="ro4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4" table:number-rows-repeated="10483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ther-sites" table:style-name="ta3">
        <office:forms form:automatic-focus="false" form:apply-design-mode="false"/>
        <table:table-column table:style-name="co9" table:default-cell-style-name="ce397"/>
        <table:table-column table:style-name="co10" table:default-cell-style-name="ce397"/>
        <table:table-column table:style-name="co11" table:default-cell-style-name="ce397"/>
        <table:table-column table:style-name="co9" table:number-columns-repeated="1021" table:default-cell-style-name="ce397"/>
        <table:table-row table:style-name="ro4">
          <table:table-cell/>
          <table:table-cell table:style-name="ce507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/>
          <table:table-cell table:style-name="ce508"/>
          <table:table-cell table:style-name="ce509"/>
          <table:table-cell table:style-name="ce546"/>
          <table:table-cell table:number-columns-repeated="4"/>
          <table:table-cell table:style-name="ce548"/>
          <table:table-cell/>
          <table:table-cell office:value-type="string" calcext:value-type="string">
            <text:p>tricky: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style-name="ce509" office:value-type="string" calcext:value-type="string">
            <text:p>difficult</text:p>
          </table:table-cell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8" office:value-type="string" calcext:value-type="string">
            <text:p>https://ddb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se</text:p>
          </table:table-cell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8" office:value-type="string" calcext:value-type="string">
            <text:p>http://www.boxing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7" office:value-type="string" calcext:value-type="string">
            <text:p>https://egorzow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0"/>
          <table:table-cell table:number-columns-repeated="4"/>
          <table:table-cell table:style-name="ce509"/>
          <table:table-cell table:style-name="ce550"/>
          <table:table-cell table:style-name="ce509"/>
          <table:table-cell table:style-name="ce338" office:value-type="string" calcext:value-type="string">
            <text:p>https://szczecinek.com</text:p>
          </table:table-cell>
          <table:table-cell table:number-columns-repeated="1013"/>
        </table:table-row>
        <table:table-row table:style-name="ro1">
          <table:table-cell/>
          <table:table-cell table:style-name="ce347"/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47" office:value-type="string" calcext:value-type="string">
            <text:p><text:a xlink:href="http://www.90minut.pl/" xlink:type="simple">http://www.90minut.pl</text:a></text:p>
          </table:table-cell>
          <table:table-cell table:number-columns-repeated="1013"/>
        </table:table-row>
        <table:table-row table:style-name="ro1">
          <table:table-cell/>
          <table:table-cell table:style-name="ce338" office:value-type="string" calcext:value-type="string">
            <text:p>https://extragoals.com/video/cef31c3560</text:p>
          </table:table-cell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office:value-type="string" calcext:value-type="string">
            <text:p><text:a xlink:href="https://twojradom.pl/" xlink:type="simple">https://twojradom.pl</text:a></text:p>
          </table:table-cell>
          <table:table-cell table:number-columns-repeated="1013"/>
        </table:table-row>
        <table:table-row table:style-name="ro1">
          <table:table-cell/>
          <table:table-cell table:style-name="ce347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7" office:value-type="string" calcext:value-type="string">
            <text:p>https://budujesz.info</text:p>
          </table:table-cell>
          <table:table-cell table:number-columns-repeated="1013"/>
        </table:table-row>
        <table:table-row table:style-name="ro1">
          <table:table-cell/>
          <table:table-cell table:style-name="ce337" office:value-type="string" calcext:value-type="string">
            <text:p>https://www.legalnibukmacherzyinternetowi.pl/</text:p>
          </table:table-cell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8" office:value-type="string" calcext:value-type="string">
            <text:p>https://bithub.pl</text:p>
          </table:table-cell>
          <table:table-cell table:number-columns-repeated="1013"/>
        </table:table-row>
        <table:table-row table:style-name="ro1">
          <table:table-cell/>
          <table:table-cell table:style-name="ce338"/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7" office:value-type="string" calcext:value-type="string">
            <text:p>https://pultusk24.pl</text:p>
          </table:table-cell>
          <table:table-cell table:number-columns-repeated="1013"/>
        </table:table-row>
        <table:table-row table:style-name="ro1">
          <table:table-cell/>
          <table:table-cell table:style-name="ce337" office:value-type="string" calcext:value-type="string">
            <text:p>https://www.meczenazywo.pl</text:p>
          </table:table-cell>
          <table:table-cell table:number-columns-repeated="8"/>
          <table:table-cell table:style-name="ce337" office:value-type="string" calcext:value-type="string">
            <text:p>https://swarzedz24.pl/</text:p>
          </table:table-cell>
          <table:table-cell table:number-columns-repeated="1013"/>
        </table:table-row>
        <table:table-row table:style-name="ro1">
          <table:table-cell/>
          <table:table-cell table:style-name="ce398"/>
          <table:table-cell table:number-columns-repeated="8"/>
          <table:table-cell table:style-name="ce337" office:value-type="string" calcext:value-type="string">
            <text:p>https://zycie.pila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faktykrakowa.pl</text:p>
          </table:table-cell>
          <table:table-cell table:number-columns-repeated="8"/>
          <table:table-cell table:style-name="ce338" office:value-type="string" calcext:value-type="string">
            <text:p>https://nowinynyskie.com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betonline.net.pl</text:p>
          </table:table-cell>
          <table:table-cell table:number-columns-repeated="8"/>
          <table:table-cell table:style-name="ce337" office:value-type="string" calcext:value-type="string">
            <text:p>http://www.43bis.media.pl/wiadomosci.htm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38" office:value-type="string" calcext:value-type="string">
            <text:p>http://baltic.info.p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37"/>
          <table:table-cell table:number-columns-repeated="1013"/>
        </table:table-row>
        <table:table-row table:style-name="ro1">
          <table:table-cell table:number-columns-repeated="10"/>
          <table:table-cell table:style-name="ce338" office:value-type="string" calcext:value-type="string">
            <text:p>http://bizneston.pl/viewforum.php?f=15&amp;sid=deef9081a1e7a8c115b0ac0794c5bbb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37" office:value-type="string" calcext:value-type="string">
            <text:p>http://biznesnafali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://zzapolowy.com/</text:p>
          </table:table-cell>
          <table:table-cell table:number-columns-repeated="6"/>
          <table:table-cell table:style-name="ce412" office:value-type="float" office:value="2" calcext:value-type="float">
            <text:p>2</text:p>
          </table:table-cell>
          <table:table-cell table:style-name="ce253"/>
          <table:table-cell table:style-name="ce562" office:value-type="string" calcext:value-type="string">
            <text:p><text:a xlink:href="https://materialybudowlane.info.pl/pl/" xlink:type="simple">https://materialybudowlane.info.pl/pl/</text:a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tulegnica.pl/</text:p>
          </table:table-cell>
          <table:table-cell table:number-columns-repeated="6"/>
          <table:table-cell table:style-name="ce412" office:value-type="float" office:value="2" calcext:value-type="float">
            <text:p>2</text:p>
          </table:table-cell>
          <table:table-cell table:style-name="ce253"/>
          <table:table-cell table:style-name="ce562" office:value-type="string" calcext:value-type="string">
            <text:p><text:a xlink:href="http://mazury.info.pl/" xlink:type="simple">http://mazury.info.pl/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12" office:value-type="float" office:value="2" calcext:value-type="float">
            <text:p>2</text:p>
          </table:table-cell>
          <table:table-cell table:style-name="ce254"/>
          <table:table-cell table:style-name="ce265" office:value-type="string" calcext:value-type="string">
            <text:p><text:a xlink:href="https://kryptowaluty.info.pl/konferencja-infoshare-13-14-maja-w-gdansku/" xlink:type="simple">https://kryptowaluty.info.pl/konferencja-infoshare-13-14-maja-w-gdansku/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12" office:value-type="float" office:value="2" calcext:value-type="float">
            <text:p>2</text:p>
          </table:table-cell>
          <table:table-cell table:style-name="ce255"/>
          <table:table-cell table:style-name="ce564" office:value-type="string" calcext:value-type="string">
            <text:p><text:a xlink:href="https://mieszkaniec.pl/" xlink:type="simple">https://mieszkaniec.pl/</text:a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de</text:p>
          </table:table-cell>
          <table:table-cell table:number-columns-repeated="6"/>
          <table:table-cell table:style-name="ce412" office:value-type="float" office:value="2" calcext:value-type="float">
            <text:p>2</text:p>
          </table:table-cell>
          <table:table-cell table:style-name="ce255"/>
          <table:table-cell table:style-name="ce564" office:value-type="string" calcext:value-type="string">
            <text:p><text:a xlink:href="http://mierzyn24.pl/news.php" xlink:type="simple">http://mierzyn24.pl/news.php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12" office:value-type="float" office:value="2" calcext:value-type="float">
            <text:p>2</text:p>
          </table:table-cell>
          <table:table-cell table:style-name="ce173"/>
          <table:table-cell table:style-name="ce565" office:value-type="string" calcext:value-type="string">
            <text:p><text:a xlink:href="https://www.motocykle125.pl/" xlink:type="simple">https://www.motocykle125.pl/</text:a>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https://wkladygrzewcze.pl/</text:p>
          </table:table-cell>
          <table:table-cell table:number-columns-repeated="6"/>
          <table:table-cell table:style-name="ce413" office:value-type="float" office:value="2" calcext:value-type="float">
            <text:p>2</text:p>
          </table:table-cell>
          <table:table-cell table:style-name="ce555"/>
          <table:table-cell table:style-name="ce268" office:value-type="string" calcext:value-type="string">
            <text:p><text:a xlink:href="http://przedsiebiorcy.eu/" xlink:type="simple">http://przedsiebiorcy.eu/</text:a>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https://www.temi.pl/</text:p>
          </table:table-cell>
          <table:table-cell table:number-columns-repeated="6"/>
          <table:table-cell table:style-name="ce413" office:value-type="float" office:value="2" calcext:value-type="float">
            <text:p>2</text:p>
          </table:table-cell>
          <table:table-cell table:style-name="ce258"/>
          <table:table-cell table:style-name="ce174" office:value-type="string" calcext:value-type="string">
            <text:p><text:a xlink:href="https://porozmawiajmy.tv/staroslowianska-wiedza-wielkiej-tradycji-polnocy-grzegorz-skura/" xlink:type="simple">https://porozmawiajmy.tv/staroslowianska-wiedza-wielkiej-tradycji-polnocy-grzegorz-skura/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string" calcext:value-type="string">
            <text:p>2 ‘</text:p>
          </table:table-cell>
          <table:table-cell table:style-name="ce259"/>
          <table:table-cell table:style-name="ce270" office:value-type="string" calcext:value-type="string">
            <text:p><text:a xlink:href="http://podrogach.pl/test-opon-letnich-215-55-r17-gtu-2020/" xlink:type="simple">http://podrogach.pl/test-opon-letnich-215-55-r17-gtu-2020/</text:a>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https://www.fresh-market.pl/1509767791/skup_stanek_sp_z_o.o.,f1445587856/cebula_obrana_w_worku_blue_back,s741170313</text:p>
          </table:table-cell>
          <table:table-cell table:number-columns-repeated="6"/>
          <table:table-cell table:style-name="ce413" office:value-type="float" office:value="1" calcext:value-type="float">
            <text:p>1</text:p>
          </table:table-cell>
          <table:table-cell table:style-name="ce259"/>
          <table:table-cell table:style-name="ce270" office:value-type="string" calcext:value-type="string">
            <text:p><text:a xlink:href="http://polskaizbabranzypogrzebowej.pl/" xlink:type="simple">http://polskaizbabranzypogrzebowej.pl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string" calcext:value-type="string">
            <text:p>1-2</text:p>
          </table:table-cell>
          <table:table-cell table:style-name="ce259"/>
          <table:table-cell table:style-name="ce270" office:value-type="string" calcext:value-type="string">
            <text:p><text:a xlink:href="http://polnocna.tv/" xlink:type="simple">http://polnocna.tv</text:a>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https://evertiq.com</text:p>
          </table:table-cell>
          <table:table-cell table:number-columns-repeated="6"/>
          <table:table-cell table:style-name="ce413" office:value-type="string" calcext:value-type="string">
            <text:p>2 ‘</text:p>
          </table:table-cell>
          <table:table-cell table:style-name="ce259"/>
          <table:table-cell table:style-name="ce270" office:value-type="string" calcext:value-type="string">
            <text:p><text:a xlink:href="https://www.polonia-peterborough.uk/" xlink:type="simple">https://www.polonia-peterborough.uk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string" calcext:value-type="string">
            <text:p>hard</text:p>
          </table:table-cell>
          <table:table-cell table:style-name="ce260"/>
          <table:table-cell table:style-name="ce271" office:value-type="string" calcext:value-type="string">
            <text:p><text:a xlink:href="https://www.radiozw.com.pl/gosciem-radia-zw-byl-wlodzimierz-stochnialek-soltys-strojca-gm-praszka/" xlink:type="simple">https://www.radiozw.com.pl/gosciem-radia-zw-byl-wlodzimierz-stochnialek-soltys-strojca-gm-praszka/</text:a>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https://www.chlodnictwoiklimatyzacja.pl</text:p>
          </table:table-cell>
          <table:table-cell table:number-columns-repeated="8"/>
          <table:table-cell table:style-name="ce508" office:value-type="string" calcext:value-type="string">
            <text:p>http://strims.world/CuprumLubinCzarniRadom.php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string" calcext:value-type="string">
            <text:p>2 ‘</text:p>
          </table:table-cell>
          <table:table-cell table:style-name="ce559"/>
          <table:table-cell table:style-name="ce272" office:value-type="string" calcext:value-type="string">
            <text:p><text:a xlink:href="http://nanarty.info/" xlink:type="simple">http://nanarty.info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string" calcext:value-type="string">
            <text:p>2?</text:p>
          </table:table-cell>
          <table:table-cell table:style-name="ce559"/>
          <table:table-cell table:style-name="ce272" office:value-type="string" calcext:value-type="string">
            <text:p><text:a xlink:href="https://naszafloryda.com/" xlink:type="simple">https://naszafloryda.com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string" calcext:value-type="string">
            <text:p>2?</text:p>
          </table:table-cell>
          <table:table-cell table:style-name="ce559"/>
          <table:table-cell table:style-name="ce272" office:value-type="string" calcext:value-type="string">
            <text:p><text:a xlink:href="https://naszabramow.pl/" xlink:type="simple">https://naszabramow.pl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string" calcext:value-type="string">
            <text:p>2?</text:p>
          </table:table-cell>
          <table:table-cell table:style-name="ce559"/>
          <table:table-cell table:style-name="ce272" office:value-type="string" calcext:value-type="string">
            <text:p>http://www.abc-dachy.pl/index2.php?site=publikacje&amp;dzial=Folie%20dachowe&amp;baza=foli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://tarnowiak.pl/</text:p>
          </table:table-cell>
          <table:table-cell table:number-columns-repeated="6"/>
          <table:table-cell table:style-name="ce413" office:value-type="string" calcext:value-type="string">
            <text:p>hard</text:p>
          </table:table-cell>
          <table:table-cell table:style-name="ce560"/>
          <table:table-cell table:style-name="ce571" office:value-type="string" calcext:value-type="string">
            <text:p><text:a xlink:href="https://abcvideo.cc/epl8j5wrzp43" xlink:type="simple">https://abcvideo.cc/epl8j5wrzp43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12" office:value-type="string" calcext:value-type="string">
            <text:p>2 ‘</text:p>
          </table:table-cell>
          <table:table-cell table:style-name="ce561"/>
          <table:table-cell table:style-name="ce572" office:value-type="string" calcext:value-type="string">
            <text:p><text:a xlink:href="http://kronikamontrealska.com/" xlink:type="simple">http://kronikamontrealska.com/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lubanski.eu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https://legionisci.com/news/80455_Wyniki_22_kolejki_PLK.htm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http://sportowegniezno.pl/index.php/2020/03/13/los-organizatorow-imprez-w-czasach-koronawirusa-nazywaja-nas-zlodziejami/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http://w203.pl/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https://miastons.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https://sokolka.tv/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https://slaskiesiemianowice.pl/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https://ekinomaniak.net/watch-movies/Sonic-Szybki-jak-byskawica-5983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op 100 torrent sit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https://allaboutmusic.p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https://golfnews.pl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337" office:value-type="string" calcext:value-type="string">
            <text:p>https://gazetatwojeinfo.pl</text:p>
          </table:table-cell>
          <table:table-cell table:style-name="ce511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37" office:value-type="string" calcext:value-type="string">
            <text:p>https://gazetazoliborza.pl/2020/05/warszawa-luzuje-obostrzenia-podano-daty-otwarcia-boisk-zlobkow-i-przedszkoli/</text:p>
          </table:table-cell>
          <table:table-cell table:style-name="ce512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37" office:value-type="string" calcext:value-type="string">
            <text:p>http://gizycko.info.pl</text:p>
          </table:table-cell>
          <table:table-cell table:style-name="ce215" office:value-type="string" calcext:value-type="string">
            <text:p>no</text:p>
          </table:table-cell>
          <table:table-cell table:style-name="ce337" office:value-type="string" calcext:value-type="string">
            <text:p>½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ce401"/>
          <table:table-cell table:style-name="ce514"/>
          <table:table-cell table:style-name="ce401"/>
          <table:table-cell table:number-columns-repeated="1020"/>
        </table:table-row>
        <table:table-row table:style-name="ro2">
          <table:table-cell/>
          <table:table-cell table:style-name="ce401"/>
          <table:table-cell table:style-name="ce514"/>
          <table:table-cell table:style-name="ce401" office:value-type="string" calcext:value-type="string">
            <text:p>1 sad</text:p>
          </table:table-cell>
          <table:table-cell table:number-columns-repeated="1020"/>
        </table:table-row>
        <table:table-row table:style-name="ro2">
          <table:table-cell/>
          <table:table-cell table:style-name="ce401" office:value-type="string" calcext:value-type="string">
            <text:p>https://infobusko.pl</text:p>
          </table:table-cell>
          <table:table-cell table:style-name="ce514"/>
          <table:table-cell table:style-name="ce401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37" office:value-type="string" calcext:value-type="string">
            <text:p>https://www.glosgminny.pl/przyjaciel-billa-g-prof-neil-ferguson-sparalizowal-planete-falszujac-dane-c-19/</text:p>
          </table:table-cell>
          <table:table-cell table:style-name="ce515" office:value-type="string" calcext:value-type="string">
            <text:p>no</text:p>
          </table:table-cell>
          <table:table-cell table:style-name="ce33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401" office:value-type="string" calcext:value-type="string">
            <text:p>http://www.infokrakow24.pl/83199/opolszczyzna-o-jaka-piekna-i-ciekawa/</text:p>
          </table:table-cell>
          <table:table-cell table:style-name="ce514"/>
          <table:table-cell table:style-name="ce40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401"/>
          <table:table-cell table:style-name="ce218"/>
          <table:table-cell table:style-name="ce401" office:value-type="string" calcext:value-type="string">
            <text:p>popup </text:p>
          </table:table-cell>
          <table:table-cell table:number-columns-repeated="1020"/>
        </table:table-row>
        <table:table-row table:style-name="ro2">
          <table:table-cell/>
          <table:table-cell table:style-name="ce398"/>
          <table:table-cell table:style-name="ce218"/>
          <table:table-cell table:style-name="ce401"/>
          <table:table-cell table:number-columns-repeated="1020"/>
        </table:table-row>
        <table:table-row table:style-name="ro5">
          <table:table-cell/>
          <table:table-cell table:style-name="ce337" office:value-type="string" calcext:value-type="string">
            <text:p><text:a xlink:href="https://hdtvpolska.com/" xlink:type="simple">https://hdtvpolska.com</text:a></text:p>
          </table:table-cell>
          <table:table-cell table:style-name="ce517" office:value-type="string" calcext:value-type="string">
            <text:p>no</text:p>
          </table:table-cell>
          <table:table-cell table:style-name="ce337"/>
          <table:table-cell table:number-columns-repeated="1020"/>
        </table:table-row>
        <table:table-row table:style-name="ro5">
          <table:table-cell/>
          <table:table-cell table:style-name="ce338" office:value-type="string" calcext:value-type="string">
            <text:p>https://hej.mielec.pl/pl/</text:p>
          </table:table-cell>
          <table:table-cell table:style-name="ce220" office:value-type="string" calcext:value-type="string">
            <text:p>no</text:p>
          </table:table-cell>
          <table:table-cell table:style-name="ce337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398" office:value-type="string" calcext:value-type="string">
            <text:p>http://hobby-elektronika.eu</text:p>
          </table:table-cell>
          <table:table-cell table:style-name="ce221" office:value-type="string" calcext:value-type="string">
            <text:p>no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/>
          <table:table-cell table:style-name="ce398"/>
          <table:table-cell table:style-name="ce220" office:value-type="string" calcext:value-type="string">
            <text:p>no</text:p>
          </table:table-cell>
          <table:table-cell table:style-name="ce337"/>
          <table:table-cell table:number-columns-repeated="1020"/>
        </table:table-row>
        <table:table-row table:style-name="ro1">
          <table:table-cell/>
          <table:table-cell table:style-name="ce337"/>
          <table:table-cell table:style-name="ce520" office:value-type="string" calcext:value-type="string">
            <text:p>no</text:p>
          </table:table-cell>
          <table:table-cell table:style-name="ce337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398" office:value-type="string" calcext:value-type="string">
            <text:p>https://deblinnews.pl</text:p>
          </table:table-cell>
          <table:table-cell table:style-name="ce220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38" office:value-type="string" calcext:value-type="string">
            <text:p>https://e-pingpong.pl</text:p>
          </table:table-cell>
          <table:table-cell table:style-name="ce221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38" office:value-type="string" calcext:value-type="string">
            <text:p>https://estradaistudio.pl/mieszanka/31601-0-ctrl-czyli-mlodszy-brat-0-coast</text:p>
          </table:table-cell>
          <table:table-cell table:style-name="ce223" office:value-type="string" calcext:value-type="string">
            <text:p>no</text:p>
          </table:table-cell>
          <table:table-cell table:style-name="ce338" office:value-type="string" calcext:value-type="string">
            <text:p>lista stron w stopce</text:p>
          </table:table-cell>
          <table:table-cell table:number-columns-repeated="1020"/>
        </table:table-row>
        <table:table-row table:style-name="ro1">
          <table:table-cell/>
          <table:table-cell table:style-name="ce398"/>
          <table:table-cell table:style-name="ce221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7"/>
          <table:table-cell table:style-name="ce522" office:value-type="string" calcext:value-type="string">
            <text:p>no</text:p>
          </table:table-cell>
          <table:table-cell table:style-name="ce337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338" office:value-type="string" calcext:value-type="string">
            <text:p>https://ekino.pw/articles/lista-stron-ktore-okradaja/</text:p>
          </table:table-cell>
          <table:table-cell table:style-name="ce523" office:value-type="string" calcext:value-type="string">
            <text:p>no</text:p>
          </table:table-cell>
          <table:table-cell table:style-name="ce338" office:value-type="string" calcext:value-type="string">
            <text:p>lista stron</text:p>
          </table:table-cell>
          <table:table-cell table:number-columns-repeated="1020"/>
        </table:table-row>
        <table:table-row table:style-name="ro5">
          <table:table-cell/>
          <table:table-cell table:style-name="ce337" office:value-type="string" calcext:value-type="string">
            <text:p><text:a xlink:href="http://galeria-tajlandia.pl/" xlink:type="simple">http://galeria-tajlandia.pl</text:a></text:p>
          </table:table-cell>
          <table:table-cell table:style-name="ce524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38" office:value-type="string" calcext:value-type="string">
            <text:p>http://www.fight24.pl</text:p>
          </table:table-cell>
          <table:table-cell table:style-name="ce525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26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7"/>
          <table:table-cell table:style-name="ce527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26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7"/>
          <table:table-cell table:style-name="ce528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38" office:value-type="string" calcext:value-type="string">
            <text:p>https://www.crypto-trader.pl</text:p>
          </table:table-cell>
          <table:table-cell table:style-name="ce529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98" office:value-type="string" calcext:value-type="string">
            <text:p>http://www.dania-dietetyczne.pl</text:p>
          </table:table-cell>
          <table:table-cell table:style-name="ce530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98" office:value-type="string" calcext:value-type="string">
            <text:p>https://www.darmowetv.pl</text:p>
          </table:table-cell>
          <table:table-cell table:style-name="ce531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401"/>
          <table:table-cell table:style-name="ce234"/>
          <table:table-cell table:style-name="ce401" office:value-type="string" calcext:value-type="string">
            <text:p>ads</text:p>
          </table:table-cell>
          <table:table-cell table:number-columns-repeated="1020"/>
        </table:table-row>
        <table:table-row table:style-name="ro5">
          <table:table-cell/>
          <table:table-cell table:style-name="ce398" office:value-type="string" calcext:value-type="string">
            <text:p>https://dojrzalakobieta.pl</text:p>
          </table:table-cell>
          <table:table-cell table:style-name="ce533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34" office:value-type="string" calcext:value-type="string">
            <text:p>no</text:p>
          </table:table-cell>
          <table:table-cell table:style-name="ce338" office:value-type="string" calcext:value-type="string">
            <text:p>glosrzeszowa glosgdyni rybnika</text:p>
          </table:table-cell>
          <table:table-cell table:number-columns-repeated="1020"/>
        </table:table-row>
        <table:table-row table:style-name="ro5">
          <table:table-cell/>
          <table:table-cell table:style-name="ce337" office:value-type="string" calcext:value-type="string">
            <text:p>http://driverm.webd.pl</text:p>
          </table:table-cell>
          <table:table-cell table:style-name="ce533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338" office:value-type="string" calcext:value-type="string">
            <text:p><text:a xlink:href="http://goniecpolski.nl/" xlink:type="simple">http://goniecpolski.nl</text:a></text:p>
          </table:table-cell>
          <table:table-cell table:style-name="ce535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7"/>
          <table:table-cell table:style-name="ce533" office:value-type="string" calcext:value-type="string">
            <text:p>no</text:p>
          </table:table-cell>
          <table:table-cell table:style-name="ce337" office:value-type="string" calcext:value-type="string">
            <text:p>popup 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35" office:value-type="string" calcext:value-type="string">
            <text:p>no</text:p>
          </table:table-cell>
          <table:table-cell table:style-name="ce547"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ce401"/>
          <table:table-cell table:style-name="ce234"/>
          <table:table-cell table:style-name="ce401"/>
          <table:table-cell table:number-columns-repeated="1020"/>
        </table:table-row>
        <table:table-row table:style-name="ro1">
          <table:table-cell/>
          <table:table-cell table:style-name="ce337"/>
          <table:table-cell table:style-name="ce536" office:value-type="string" calcext:value-type="string">
            <text:p>no</text:p>
          </table:table-cell>
          <table:table-cell table:style-name="ce337" office:value-type="string" calcext:value-type="string">
            <text:p>popup 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37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401"/>
          <table:table-cell table:style-name="ce218"/>
          <table:table-cell table:style-name="ce401"/>
          <table:table-cell table:number-columns-repeated="1020"/>
        </table:table-row>
        <table:table-row table:style-name="ro2">
          <table:table-cell/>
          <table:table-cell table:style-name="ce398" table:number-columns-repeated="2"/>
          <table:table-cell table:style-name="ce398" office:value-type="string" calcext:value-type="string">
            <text:p>popup </text:p>
          </table:table-cell>
          <table:table-cell table:number-columns-repeated="1020"/>
        </table:table-row>
        <table:table-row table:style-name="ro2">
          <table:table-cell/>
          <table:table-cell table:style-name="ce398" table:number-columns-repeated="2"/>
          <table:table-cell table:style-name="ce398" office:value-type="string" calcext:value-type="string">
            <text:p>Inline__1_</text:p>
          </table:table-cell>
          <table:table-cell table:number-columns-repeated="1020"/>
        </table:table-row>
        <table:table-row table:style-name="ro2">
          <table:table-cell/>
          <table:table-cell table:style-name="ce398" table:number-columns-repeated="2"/>
          <table:table-cell table:style-name="ce398" office:value-type="string" calcext:value-type="string">
            <text:p>popup </text:p>
          </table:table-cell>
          <table:table-cell table:number-columns-repeated="1020"/>
        </table:table-row>
        <table:table-row table:style-name="ro2">
          <table:table-cell/>
          <table:table-cell table:style-name="ce398" table:number-columns-repeated="3"/>
          <table:table-cell table:number-columns-repeated="1020"/>
        </table:table-row>
        <table:table-row table:style-name="ro2">
          <table:table-cell/>
          <table:table-cell table:style-name="ce398" office:value-type="string" calcext:value-type="string">
            <text:p>http://irenakuczynska.pl</text:p>
          </table:table-cell>
          <table:table-cell table:style-name="ce398"/>
          <table:table-cell table:style-name="ce39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398" table:number-columns-repeated="3"/>
          <table:table-cell table:number-columns-repeated="1020"/>
        </table:table-row>
        <table:table-row table:style-name="ro2">
          <table:table-cell/>
          <table:table-cell table:style-name="ce398" table:number-columns-repeated="2"/>
          <table:table-cell table:style-name="ce39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401"/>
          <table:table-cell table:style-name="ce538"/>
          <table:table-cell table:style-name="ce401" office:value-type="string" calcext:value-type="string">
            <text:p>popup </text:p>
          </table:table-cell>
          <table:table-cell table:number-columns-repeated="1020"/>
        </table:table-row>
        <table:table-row table:style-name="ro2">
          <table:table-cell/>
          <table:table-cell table:style-name="ce401"/>
          <table:table-cell table:style-name="ce538"/>
          <table:table-cell table:style-name="ce401" office:value-type="string" calcext:value-type="string">
            <text:p>Inline__1_</text:p>
          </table:table-cell>
          <table:table-cell table:number-columns-repeated="1020"/>
        </table:table-row>
        <table:table-row table:style-name="ro1">
          <table:table-cell/>
          <table:table-cell table:style-name="ce337"/>
          <table:table-cell table:style-name="ce539" office:value-type="string" calcext:value-type="string">
            <text:p>no</text:p>
          </table:table-cell>
          <table:table-cell table:style-name="ce337" office:value-type="string" calcext:value-type="string">
            <text:p>banery foto popup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40" office:value-type="string" calcext:value-type="string">
            <text:p>no</text:p>
          </table:table-cell>
          <table:table-cell table:style-name="ce338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338" office:value-type="string" calcext:value-type="string">
            <text:p>https://gniewkowo.eu/pl/</text:p>
          </table:table-cell>
          <table:table-cell table:style-name="ce541" office:value-type="string" calcext:value-type="string">
            <text:p>no</text:p>
          </table:table-cell>
          <table:table-cell table:style-name="ce338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337" office:value-type="string" calcext:value-type="string">
            <text:p>https://grafmag.pl</text:p>
          </table:table-cell>
          <table:table-cell table:style-name="ce542" office:value-type="string" calcext:value-type="string">
            <text:p>no</text:p>
          </table:table-cell>
          <table:table-cell table:style-name="ce337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/>
          <table:table-cell table:style-name="ce338" office:value-type="string" calcext:value-type="string">
            <text:p>http://gsim.pl/gorzej-juz-byc-nie-moze-prawda/</text:p>
          </table:table-cell>
          <table:table-cell table:style-name="ce543" office:value-type="string" calcext:value-type="string">
            <text:p>no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44" office:value-type="string" calcext:value-type="string">
            <text:p>no</text:p>
          </table:table-cell>
          <table:table-cell table:style-name="ce338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337"/>
          <table:table-cell table:style-name="ce545" office:value-type="string" calcext:value-type="string">
            <text:p>no</text:p>
          </table:table-cell>
          <table:table-cell table:style-name="ce337"/>
          <table:table-cell table:number-columns-repeated="1020"/>
        </table:table-row>
        <table:table-row table:style-name="ro5">
          <table:table-cell/>
          <table:table-cell table:style-name="ce338" office:value-type="string" calcext:value-type="string">
            <text:p>https://gwio.pl/pl/</text:p>
          </table:table-cell>
          <table:table-cell table:style-name="ce544" office:value-type="string" calcext:value-type="string">
            <text:p>no</text:p>
          </table:table-cell>
          <table:table-cell table:style-name="ce338" office:value-type="string" calcext:value-type="string">
            <text:p>popup </text:p>
          </table:table-cell>
          <table:table-cell table:number-columns-repeated="1020"/>
        </table:table-row>
        <table:table-row table:style-name="ro4" table:number-rows-repeated="1048436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other-sites'.C81:'other-sites'.C82 'other-sites'.C114:'other-sites'.C114">
            <calcext:condition calcext:apply-style-name="ConditionalStyle_1" calcext:value="=&quot;yes&quot;" calcext:base-cell-address="'other-sites'.C81"/>
            <calcext:condition calcext:apply-style-name="ConditionalStyle_2" calcext:value="=&quot;no&quot;" calcext:base-cell-address="'other-sites'.C81"/>
            <calcext:condition calcext:apply-style-name="ConditionalStyle_3" calcext:value="=&quot;revert&quot;" calcext:base-cell-address="'other-sites'.C81"/>
          </calcext:conditional-format>
          <calcext:conditional-format calcext:target-range-address="'other-sites'.C103:'other-sites'.C103 'other-sites'.C110:'other-sites'.C111">
            <calcext:condition calcext:apply-style-name="ConditionalStyle_1" calcext:value="=&quot;yes&quot;" calcext:base-cell-address="'other-sites'.C103"/>
            <calcext:condition calcext:apply-style-name="ConditionalStyle_2" calcext:value="=&quot;no&quot;" calcext:base-cell-address="'other-sites'.C103"/>
            <calcext:condition calcext:apply-style-name="ConditionalStyle_3" calcext:value="=&quot;revert&quot;" calcext:base-cell-address="'other-sites'.C103"/>
          </calcext:conditional-format>
          <calcext:conditional-format calcext:target-range-address="'other-sites'.C95:'other-sites'.C101">
            <calcext:condition calcext:apply-style-name="ConditionalStyle_1" calcext:value="=&quot;yes&quot;" calcext:base-cell-address="'other-sites'.C95"/>
            <calcext:condition calcext:apply-style-name="ConditionalStyle_2" calcext:value="=&quot;no&quot;" calcext:base-cell-address="'other-sites'.C95"/>
            <calcext:condition calcext:apply-style-name="ConditionalStyle_3" calcext:value="=&quot;revert&quot;" calcext:base-cell-address="'other-sites'.C95"/>
          </calcext:conditional-format>
          <calcext:conditional-format calcext:target-range-address="'other-sites'.C91:'other-sites'.C91 'other-sites'.C84:'other-sites'.C86 'other-sites'.C88:'other-sites'.C89">
            <calcext:condition calcext:apply-style-name="ConditionalStyle_1" calcext:value="=&quot;yes&quot;" calcext:base-cell-address="'other-sites'.C84"/>
            <calcext:condition calcext:apply-style-name="ConditionalStyle_2" calcext:value="=&quot;no&quot;" calcext:base-cell-address="'other-sites'.C84"/>
            <calcext:condition calcext:apply-style-name="ConditionalStyle_3" calcext:value="=&quot;revert&quot;" calcext:base-cell-address="'other-sites'.C84"/>
          </calcext:conditional-format>
          <calcext:conditional-format calcext:target-range-address="'other-sites'.C108:'other-sites'.C108 'other-sites'.C104:'other-sites'.C106">
            <calcext:condition calcext:apply-style-name="ConditionalStyle_1" calcext:value="=&quot;yes&quot;" calcext:base-cell-address="'other-sites'.C104"/>
            <calcext:condition calcext:apply-style-name="ConditionalStyle_2" calcext:value="=&quot;no&quot;" calcext:base-cell-address="'other-sites'.C104"/>
            <calcext:condition calcext:apply-style-name="ConditionalStyle_3" calcext:value="=&quot;revert&quot;" calcext:base-cell-address="'other-sites'.C104"/>
          </calcext:conditional-format>
          <calcext:conditional-format calcext:target-range-address="'other-sites'.C107:'other-sites'.C107 'other-sites'.C109:'other-sites'.C109">
            <calcext:condition calcext:apply-style-name="ConditionalStyle_1" calcext:value="=&quot;yes&quot;" calcext:base-cell-address="'other-sites'.C107"/>
            <calcext:condition calcext:apply-style-name="ConditionalStyle_2" calcext:value="=&quot;no&quot;" calcext:base-cell-address="'other-sites'.C107"/>
            <calcext:condition calcext:apply-style-name="ConditionalStyle_3" calcext:value="=&quot;revert&quot;" calcext:base-cell-address="'other-sites'.C107"/>
          </calcext:conditional-format>
          <calcext:conditional-format calcext:target-range-address="'other-sites'.C92:'other-sites'.C93">
            <calcext:condition calcext:apply-style-name="ConditionalStyle_1" calcext:value="=&quot;yes&quot;" calcext:base-cell-address="'other-sites'.C92"/>
            <calcext:condition calcext:apply-style-name="ConditionalStyle_2" calcext:value="=&quot;no&quot;" calcext:base-cell-address="'other-sites'.C92"/>
            <calcext:condition calcext:apply-style-name="ConditionalStyle_3" calcext:value="=&quot;revert&quot;" calcext:base-cell-address="'other-sites'.C92"/>
          </calcext:conditional-format>
          <calcext:conditional-format calcext:target-range-address="'other-sites'.C83:'other-sites'.C83">
            <calcext:condition calcext:apply-style-name="ConditionalStyle_1" calcext:value="=&quot;yes&quot;" calcext:base-cell-address="'other-sites'.C83"/>
            <calcext:condition calcext:apply-style-name="ConditionalStyle_2" calcext:value="=&quot;no&quot;" calcext:base-cell-address="'other-sites'.C83"/>
            <calcext:condition calcext:apply-style-name="ConditionalStyle_3" calcext:value="=&quot;revert&quot;" calcext:base-cell-address="'other-sites'.C83"/>
          </calcext:conditional-format>
          <calcext:conditional-format calcext:target-range-address="'other-sites'.C87:'other-sites'.C87">
            <calcext:condition calcext:apply-style-name="ConditionalStyle_1" calcext:value="=&quot;yes&quot;" calcext:base-cell-address="'other-sites'.C87"/>
            <calcext:condition calcext:apply-style-name="ConditionalStyle_2" calcext:value="=&quot;no&quot;" calcext:base-cell-address="'other-sites'.C87"/>
            <calcext:condition calcext:apply-style-name="ConditionalStyle_3" calcext:value="=&quot;revert&quot;" calcext:base-cell-address="'other-sites'.C87"/>
          </calcext:conditional-format>
          <calcext:conditional-format calcext:target-range-address="'other-sites'.C90:'other-sites'.C90">
            <calcext:condition calcext:apply-style-name="ConditionalStyle_1" calcext:value="=&quot;yes&quot;" calcext:base-cell-address="'other-sites'.C90"/>
            <calcext:condition calcext:apply-style-name="ConditionalStyle_2" calcext:value="=&quot;no&quot;" calcext:base-cell-address="'other-sites'.C90"/>
            <calcext:condition calcext:apply-style-name="ConditionalStyle_3" calcext:value="=&quot;revert&quot;" calcext:base-cell-address="'other-sites'.C90"/>
          </calcext:conditional-format>
          <calcext:conditional-format calcext:target-range-address="'other-sites'.C94:'other-sites'.C95">
            <calcext:condition calcext:apply-style-name="ConditionalStyle_1" calcext:value="=&quot;yes&quot;" calcext:base-cell-address="'other-sites'.C94"/>
            <calcext:condition calcext:apply-style-name="ConditionalStyle_2" calcext:value="=&quot;no&quot;" calcext:base-cell-address="'other-sites'.C94"/>
            <calcext:condition calcext:apply-style-name="ConditionalStyle_3" calcext:value="=&quot;revert&quot;" calcext:base-cell-address="'other-sites'.C94"/>
          </calcext:conditional-format>
          <calcext:conditional-format calcext:target-range-address="'other-sites'.C100:'other-sites'.C101">
            <calcext:condition calcext:apply-style-name="ConditionalStyle_1" calcext:value="=&quot;yes&quot;" calcext:base-cell-address="'other-sites'.C100"/>
            <calcext:condition calcext:apply-style-name="ConditionalStyle_2" calcext:value="=&quot;no&quot;" calcext:base-cell-address="'other-sites'.C100"/>
            <calcext:condition calcext:apply-style-name="ConditionalStyle_3" calcext:value="=&quot;revert&quot;" calcext:base-cell-address="'other-sites'.C100"/>
          </calcext:conditional-format>
          <calcext:conditional-format calcext:target-range-address="'other-sites'.C96:'other-sites'.C98">
            <calcext:condition calcext:apply-style-name="ConditionalStyle_1" calcext:value="=&quot;yes&quot;" calcext:base-cell-address="'other-sites'.C96"/>
            <calcext:condition calcext:apply-style-name="ConditionalStyle_2" calcext:value="=&quot;no&quot;" calcext:base-cell-address="'other-sites'.C96"/>
            <calcext:condition calcext:apply-style-name="ConditionalStyle_3" calcext:value="=&quot;revert&quot;" calcext:base-cell-address="'other-sites'.C96"/>
          </calcext:conditional-format>
          <calcext:conditional-format calcext:target-range-address="'other-sites'.C99:'other-sites'.C99">
            <calcext:condition calcext:apply-style-name="ConditionalStyle_1" calcext:value="=&quot;yes&quot;" calcext:base-cell-address="'other-sites'.C99"/>
            <calcext:condition calcext:apply-style-name="ConditionalStyle_2" calcext:value="=&quot;no&quot;" calcext:base-cell-address="'other-sites'.C99"/>
            <calcext:condition calcext:apply-style-name="ConditionalStyle_3" calcext:value="=&quot;revert&quot;" calcext:base-cell-address="'other-sites'.C99"/>
          </calcext:conditional-format>
          <calcext:conditional-format calcext:target-range-address="'other-sites'.C102:'other-sites'.C102">
            <calcext:condition calcext:apply-style-name="ConditionalStyle_1" calcext:value="=&quot;yes&quot;" calcext:base-cell-address="'other-sites'.C102"/>
            <calcext:condition calcext:apply-style-name="ConditionalStyle_2" calcext:value="=&quot;no&quot;" calcext:base-cell-address="'other-sites'.C102"/>
            <calcext:condition calcext:apply-style-name="ConditionalStyle_3" calcext:value="=&quot;revert&quot;" calcext:base-cell-address="'other-sites'.C102"/>
          </calcext:conditional-format>
          <calcext:conditional-format calcext:target-range-address="'other-sites'.C112:'other-sites'.C112">
            <calcext:condition calcext:apply-style-name="ConditionalStyle_1" calcext:value="=&quot;yes&quot;" calcext:base-cell-address="'other-sites'.C112"/>
            <calcext:condition calcext:apply-style-name="ConditionalStyle_2" calcext:value="=&quot;no&quot;" calcext:base-cell-address="'other-sites'.C112"/>
            <calcext:condition calcext:apply-style-name="ConditionalStyle_3" calcext:value="=&quot;revert&quot;" calcext:base-cell-address="'other-sites'.C112"/>
          </calcext:conditional-format>
          <calcext:conditional-format calcext:target-range-address="'other-sites'.C113:'other-sites'.C113">
            <calcext:condition calcext:apply-style-name="ConditionalStyle_1" calcext:value="=&quot;yes&quot;" calcext:base-cell-address="'other-sites'.C113"/>
            <calcext:condition calcext:apply-style-name="ConditionalStyle_2" calcext:value="=&quot;no&quot;" calcext:base-cell-address="'other-sites'.C113"/>
            <calcext:condition calcext:apply-style-name="ConditionalStyle_3" calcext:value="=&quot;revert&quot;" calcext:base-cell-address="'other-sites'.C113"/>
          </calcext:conditional-format>
          <calcext:conditional-format calcext:target-range-address="'other-sites'.C80:'other-sites'.C80 'other-sites'.C75:'other-sites'.C78">
            <calcext:condition calcext:apply-style-name="ConditionalStyle_1" calcext:value="=&quot;yes&quot;" calcext:base-cell-address="'other-sites'.C75"/>
            <calcext:condition calcext:apply-style-name="ConditionalStyle_2" calcext:value="=&quot;no&quot;" calcext:base-cell-address="'other-sites'.C75"/>
            <calcext:condition calcext:apply-style-name="ConditionalStyle_3" calcext:value="=&quot;revert&quot;" calcext:base-cell-address="'other-sites'.C75"/>
          </calcext:conditional-format>
          <calcext:conditional-format calcext:target-range-address="'other-sites'.C72:'other-sites'.C72">
            <calcext:condition calcext:apply-style-name="ConditionalStyle_1" calcext:value="=&quot;yes&quot;" calcext:base-cell-address="'other-sites'.C72"/>
            <calcext:condition calcext:apply-style-name="ConditionalStyle_2" calcext:value="=&quot;no&quot;" calcext:base-cell-address="'other-sites'.C72"/>
            <calcext:condition calcext:apply-style-name="ConditionalStyle_3" calcext:value="=&quot;revert&quot;" calcext:base-cell-address="'other-sites'.C72"/>
          </calcext:conditional-format>
          <calcext:conditional-format calcext:target-range-address="'other-sites'.C73:'other-sites'.C73">
            <calcext:condition calcext:apply-style-name="ConditionalStyle_1" calcext:value="=&quot;yes&quot;" calcext:base-cell-address="'other-sites'.C73"/>
            <calcext:condition calcext:apply-style-name="ConditionalStyle_2" calcext:value="=&quot;no&quot;" calcext:base-cell-address="'other-sites'.C73"/>
            <calcext:condition calcext:apply-style-name="ConditionalStyle_3" calcext:value="=&quot;revert&quot;" calcext:base-cell-address="'other-sites'.C73"/>
          </calcext:conditional-format>
          <calcext:conditional-format calcext:target-range-address="'other-sites'.C74:'other-sites'.C74">
            <calcext:condition calcext:apply-style-name="ConditionalStyle_1" calcext:value="=&quot;yes&quot;" calcext:base-cell-address="'other-sites'.C74"/>
            <calcext:condition calcext:apply-style-name="ConditionalStyle_2" calcext:value="=&quot;no&quot;" calcext:base-cell-address="'other-sites'.C74"/>
            <calcext:condition calcext:apply-style-name="ConditionalStyle_3" calcext:value="=&quot;revert&quot;" calcext:base-cell-address="'other-sites'.C74"/>
          </calcext:conditional-format>
          <calcext:conditional-format calcext:target-range-address="'other-sites'.C79:'other-sites'.C79">
            <calcext:condition calcext:apply-style-name="ConditionalStyle_1" calcext:value="=&quot;yes&quot;" calcext:base-cell-address="'other-sites'.C79"/>
            <calcext:condition calcext:apply-style-name="ConditionalStyle_2" calcext:value="=&quot;no&quot;" calcext:base-cell-address="'other-sites'.C79"/>
            <calcext:condition calcext:apply-style-name="ConditionalStyle_3" calcext:value="=&quot;revert&quot;" calcext:base-cell-address="'other-sites'.C79"/>
          </calcext:conditional-format>
          <calcext:conditional-format calcext:target-range-address="'other-sites'.C127:'other-sites'.C131 'other-sites'.C122:'other-sites'.C123">
            <calcext:condition calcext:apply-style-name="ConditionalStyle_1" calcext:value="=&quot;yes&quot;" calcext:base-cell-address="'other-sites'.C122"/>
            <calcext:condition calcext:apply-style-name="ConditionalStyle_2" calcext:value="=&quot;no&quot;" calcext:base-cell-address="'other-sites'.C122"/>
            <calcext:condition calcext:apply-style-name="ConditionalStyle_3" calcext:value="=&quot;revert&quot;" calcext:base-cell-address="'other-sites'.C122"/>
          </calcext:conditional-format>
          <calcext:conditional-format calcext:target-range-address="'other-sites'.C124:'other-sites'.C125">
            <calcext:condition calcext:apply-style-name="ConditionalStyle_1" calcext:value="=&quot;yes&quot;" calcext:base-cell-address="'other-sites'.C124"/>
            <calcext:condition calcext:apply-style-name="ConditionalStyle_2" calcext:value="=&quot;no&quot;" calcext:base-cell-address="'other-sites'.C124"/>
            <calcext:condition calcext:apply-style-name="ConditionalStyle_3" calcext:value="=&quot;revert&quot;" calcext:base-cell-address="'other-sites'.C124"/>
          </calcext:conditional-format>
          <calcext:conditional-format calcext:target-range-address="'other-sites'.C126:'other-sites'.C128">
            <calcext:condition calcext:apply-style-name="ConditionalStyle_1" calcext:value="=&quot;yes&quot;" calcext:base-cell-address="'other-sites'.C126"/>
            <calcext:condition calcext:apply-style-name="ConditionalStyle_2" calcext:value="=&quot;no&quot;" calcext:base-cell-address="'other-sites'.C126"/>
            <calcext:condition calcext:apply-style-name="ConditionalStyle_3" calcext:value="=&quot;revert&quot;" calcext:base-cell-address="'other-sites'.C126"/>
          </calcext:conditional-format>
          <calcext:conditional-format calcext:target-range-address="'other-sites'.C129:'other-sites'.C131">
            <calcext:condition calcext:apply-style-name="ConditionalStyle_1" calcext:value="=&quot;yes&quot;" calcext:base-cell-address="'other-sites'.C129"/>
            <calcext:condition calcext:apply-style-name="ConditionalStyle_2" calcext:value="=&quot;no&quot;" calcext:base-cell-address="'other-sites'.C129"/>
            <calcext:condition calcext:apply-style-name="ConditionalStyle_3" calcext:value="=&quot;revert&quot;" calcext:base-cell-address="'other-sites'.C129"/>
          </calcext:conditional-format>
          <calcext:conditional-format calcext:target-range-address="'other-sites'.K20:'other-sites'.K21">
            <calcext:condition calcext:apply-style-name="Error" calcext:value="=&quot;easylist&quot;" calcext:base-cell-address="'other-sites'.K20"/>
          </calcext:conditional-format>
          <calcext:conditional-format calcext:target-range-address="'other-sites'.J20:'other-sites'.J21">
            <calcext:condition calcext:apply-style-name="Good" calcext:value="=&quot;yes&quot;" calcext:base-cell-address="'other-sites'.J20"/>
            <calcext:condition calcext:apply-style-name="Bad" calcext:value="=&quot;no&quot;" calcext:base-cell-address="'other-sites'.J20"/>
            <calcext:condition calcext:apply-style-name="Accent 2" calcext:value="=&quot;revert&quot;" calcext:base-cell-address="'other-sites'.J20"/>
          </calcext:conditional-format>
          <calcext:conditional-format calcext:target-range-address="'other-sites'.K22:'other-sites'.K22">
            <calcext:condition calcext:apply-style-name="Error" calcext:value="=&quot;easylist&quot;" calcext:base-cell-address="'other-sites'.K22"/>
          </calcext:conditional-format>
          <calcext:conditional-format calcext:target-range-address="'other-sites'.J22:'other-sites'.J22">
            <calcext:condition calcext:apply-style-name="Good" calcext:value="=&quot;yes&quot;" calcext:base-cell-address="'other-sites'.J22"/>
            <calcext:condition calcext:apply-style-name="Bad" calcext:value="=&quot;no&quot;" calcext:base-cell-address="'other-sites'.J22"/>
            <calcext:condition calcext:apply-style-name="Accent 2" calcext:value="=&quot;revert&quot;" calcext:base-cell-address="'other-sites'.J22"/>
          </calcext:conditional-format>
          <calcext:conditional-format calcext:target-range-address="'other-sites'.K23:'other-sites'.K24">
            <calcext:condition calcext:apply-style-name="Error" calcext:value="=&quot;easylist&quot;" calcext:base-cell-address="'other-sites'.K23"/>
          </calcext:conditional-format>
          <calcext:conditional-format calcext:target-range-address="'other-sites'.J23:'other-sites'.J24">
            <calcext:condition calcext:apply-style-name="Good" calcext:value="=&quot;yes&quot;" calcext:base-cell-address="'other-sites'.J23"/>
            <calcext:condition calcext:apply-style-name="Bad" calcext:value="=&quot;no&quot;" calcext:base-cell-address="'other-sites'.J23"/>
            <calcext:condition calcext:apply-style-name="Accent 2" calcext:value="=&quot;revert&quot;" calcext:base-cell-address="'other-sites'.J23"/>
          </calcext:conditional-format>
          <calcext:conditional-format calcext:target-range-address="'other-sites'.K25:'other-sites'.K25">
            <calcext:condition calcext:apply-style-name="Error" calcext:value="=&quot;easylist&quot;" calcext:base-cell-address="'other-sites'.K25"/>
          </calcext:conditional-format>
          <calcext:conditional-format calcext:target-range-address="'other-sites'.J25:'other-sites'.J25">
            <calcext:condition calcext:apply-style-name="Good" calcext:value="=&quot;yes&quot;" calcext:base-cell-address="'other-sites'.J25"/>
            <calcext:condition calcext:apply-style-name="Bad" calcext:value="=&quot;no&quot;" calcext:base-cell-address="'other-sites'.J25"/>
            <calcext:condition calcext:apply-style-name="Accent 2" calcext:value="=&quot;revert&quot;" calcext:base-cell-address="'other-sites'.J25"/>
          </calcext:conditional-format>
          <calcext:conditional-format calcext:target-range-address="'other-sites'.K26:'other-sites'.K26">
            <calcext:condition calcext:apply-style-name="Error" calcext:value="=&quot;easylist&quot;" calcext:base-cell-address="'other-sites'.K26"/>
          </calcext:conditional-format>
          <calcext:conditional-format calcext:target-range-address="'other-sites'.J26:'other-sites'.J26">
            <calcext:condition calcext:apply-style-name="Good" calcext:value="=&quot;yes&quot;" calcext:base-cell-address="'other-sites'.J26"/>
            <calcext:condition calcext:apply-style-name="Bad" calcext:value="=&quot;no&quot;" calcext:base-cell-address="'other-sites'.J26"/>
            <calcext:condition calcext:apply-style-name="Accent 2" calcext:value="=&quot;revert&quot;" calcext:base-cell-address="'other-sites'.J26"/>
          </calcext:conditional-format>
          <calcext:conditional-format calcext:target-range-address="'other-sites'.K27:'other-sites'.K27">
            <calcext:condition calcext:apply-style-name="Error" calcext:value="=&quot;easylist&quot;" calcext:base-cell-address="'other-sites'.K27"/>
          </calcext:conditional-format>
          <calcext:conditional-format calcext:target-range-address="'other-sites'.J27:'other-sites'.J27">
            <calcext:condition calcext:apply-style-name="Good" calcext:value="=&quot;yes&quot;" calcext:base-cell-address="'other-sites'.J27"/>
            <calcext:condition calcext:apply-style-name="Bad" calcext:value="=&quot;no&quot;" calcext:base-cell-address="'other-sites'.J27"/>
            <calcext:condition calcext:apply-style-name="Accent 2" calcext:value="=&quot;revert&quot;" calcext:base-cell-address="'other-sites'.J27"/>
          </calcext:conditional-format>
          <calcext:conditional-format calcext:target-range-address="'other-sites'.K28:'other-sites'.K31">
            <calcext:condition calcext:apply-style-name="Error" calcext:value="=&quot;easylist&quot;" calcext:base-cell-address="'other-sites'.K28"/>
          </calcext:conditional-format>
          <calcext:conditional-format calcext:target-range-address="'other-sites'.J28:'other-sites'.J31">
            <calcext:condition calcext:apply-style-name="Good" calcext:value="=&quot;yes&quot;" calcext:base-cell-address="'other-sites'.J28"/>
            <calcext:condition calcext:apply-style-name="Bad" calcext:value="=&quot;no&quot;" calcext:base-cell-address="'other-sites'.J28"/>
            <calcext:condition calcext:apply-style-name="Accent 2" calcext:value="=&quot;revert&quot;" calcext:base-cell-address="'other-sites'.J28"/>
          </calcext:conditional-format>
          <calcext:conditional-format calcext:target-range-address="'other-sites'.K32:'other-sites'.K32">
            <calcext:condition calcext:apply-style-name="Error" calcext:value="=&quot;easylist&quot;" calcext:base-cell-address="'other-sites'.K32"/>
          </calcext:conditional-format>
          <calcext:conditional-format calcext:target-range-address="'other-sites'.J32:'other-sites'.J32">
            <calcext:condition calcext:apply-style-name="Good" calcext:value="=&quot;yes&quot;" calcext:base-cell-address="'other-sites'.J32"/>
            <calcext:condition calcext:apply-style-name="Bad" calcext:value="=&quot;no&quot;" calcext:base-cell-address="'other-sites'.J32"/>
            <calcext:condition calcext:apply-style-name="Accent 2" calcext:value="=&quot;revert&quot;" calcext:base-cell-address="'other-sites'.J32"/>
          </calcext:conditional-format>
          <calcext:conditional-format calcext:target-range-address="'other-sites'.K34:'other-sites'.K37">
            <calcext:condition calcext:apply-style-name="Error" calcext:value="=&quot;easylist&quot;" calcext:base-cell-address="'other-sites'.K34"/>
          </calcext:conditional-format>
          <calcext:conditional-format calcext:target-range-address="'other-sites'.J34:'other-sites'.J37">
            <calcext:condition calcext:apply-style-name="Good" calcext:value="=&quot;yes&quot;" calcext:base-cell-address="'other-sites'.J34"/>
            <calcext:condition calcext:apply-style-name="Bad" calcext:value="=&quot;no&quot;" calcext:base-cell-address="'other-sites'.J34"/>
            <calcext:condition calcext:apply-style-name="Accent 2" calcext:value="=&quot;revert&quot;" calcext:base-cell-address="'other-sites'.J34"/>
          </calcext:conditional-format>
          <calcext:conditional-format calcext:target-range-address="'other-sites'.J38:'other-sites'.J38">
            <calcext:condition calcext:apply-style-name="Good" calcext:value="=&quot;yes&quot;" calcext:base-cell-address="'other-sites'.J38"/>
            <calcext:condition calcext:apply-style-name="Bad" calcext:value="=&quot;no&quot;" calcext:base-cell-address="'other-sites'.J38"/>
            <calcext:condition calcext:apply-style-name="Accent 2" calcext:value="=&quot;revert&quot;" calcext:base-cell-address="'other-sites'.J38"/>
          </calcext:conditional-format>
          <calcext:conditional-format calcext:target-range-address="'other-sites'.K39:'other-sites'.K39">
            <calcext:condition calcext:apply-style-name="Error" calcext:value="=&quot;easylist&quot;" calcext:base-cell-address="'other-sites'.K39"/>
          </calcext:conditional-format>
          <calcext:conditional-format calcext:target-range-address="'other-sites'.J39:'other-sites'.J39">
            <calcext:condition calcext:apply-style-name="Good" calcext:value="=&quot;yes&quot;" calcext:base-cell-address="'other-sites'.J39"/>
            <calcext:condition calcext:apply-style-name="Bad" calcext:value="=&quot;no&quot;" calcext:base-cell-address="'other-sites'.J39"/>
            <calcext:condition calcext:apply-style-name="Accent 2" calcext:value="=&quot;revert&quot;" calcext:base-cell-address="'other-sites'.J39"/>
          </calcext:conditional-format>
          <calcext:conditional-format calcext:target-range-address="'other-sites'.K39:'other-sites'.K39">
            <calcext:condition calcext:apply-style-name="Error" calcext:value="=&quot;easylist&quot;" calcext:base-cell-address="'other-sites'.K39"/>
          </calcext:conditional-format>
          <calcext:conditional-format calcext:target-range-address="'other-sites'.J39:'other-sites'.J39">
            <calcext:condition calcext:apply-style-name="Good" calcext:value="=&quot;yes&quot;" calcext:base-cell-address="'other-sites'.J39"/>
            <calcext:condition calcext:apply-style-name="Bad" calcext:value="=&quot;no&quot;" calcext:base-cell-address="'other-sites'.J39"/>
            <calcext:condition calcext:apply-style-name="Accent 2" calcext:value="=&quot;revert&quot;" calcext:base-cell-address="'other-sites'.J39"/>
          </calcext:conditional-format>
        </calcext:conditional-formats>
      </table:table>
      <table:table table:name="anti-CV" table:style-name="ta4">
        <table:table-column table:style-name="co12" table:default-cell-style-name="ce398"/>
        <table:table-column table:style-name="co13" table:default-cell-style-name="ce398"/>
        <table:table-column table:style-name="co14" table:default-cell-style-name="ce398"/>
        <table:table-column table:style-name="co15" table:default-cell-style-name="ce398"/>
        <table:table-column table:style-name="co16" table:default-cell-style-name="ce398"/>
        <table:table-column table:style-name="co17" table:default-cell-style-name="ce398"/>
        <table:table-column table:style-name="co18" table:number-columns-repeated="1018" table:default-cell-style-name="ce398"/>
        <table:table-row table:style-name="ro1">
          <table:table-cell table:style-name="ce573"/>
          <table:table-cell table:style-name="ce583" office:value-type="string" calcext:value-type="string">
            <text:p>site</text:p>
          </table:table-cell>
          <table:table-cell table:style-name="ce583" office:value-type="string" calcext:value-type="string">
            <text:p>status</text:p>
          </table:table-cell>
          <table:table-cell table:style-name="ce583" office:value-type="string" calcext:value-type="string">
            <text:p>filter</text:p>
          </table:table-cell>
          <table:table-cell table:style-name="ce583" office:value-type="string" calcext:value-type="string">
            <text:p>reason</text:p>
          </table:table-cell>
          <table:table-cell table:style-name="ce58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574" office:value-type="float" office:value="1" calcext:value-type="float">
            <text:p>1</text:p>
          </table:table-cell>
          <table:table-cell table:style-name="ce350" office:value-type="string" calcext:value-type="string">
            <text:p>sportowefakt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sportowefakty.wp.pl#$#abort-on-property-read prebidConfig.config.bidTarget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" calcext:value-type="float">
            <text:p>2</text:p>
          </table:table-cell>
          <table:table-cell table:style-name="ce584" office:value-type="string" calcext:value-type="string">
            <text:p>finanse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inanse.wp.pl#$#abort-on-property-read prebidConfig.hbA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6">
          <table:table-cell table:style-name="ce574" office:value-type="float" office:value="3" calcext:value-type="float">
            <text:p>3</text:p>
          </table:table-cell>
          <table:table-cell table:style-name="ce350" office:value-type="string" calcext:value-type="string">
            <text:p>o2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o2.pl#$#abort-on-property-read prebidConfig.hb</text:p>
          </table:table-cell>
          <table:table-cell table:style-name="ce350" office:value-type="string" calcext:value-type="string">
            <text:p>-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" calcext:value-type="float">
            <text:p>4</text:p>
          </table:table-cell>
          <table:table-cell table:style-name="ce584" office:value-type="string" calcext:value-type="string">
            <text:p>o2.pl</text:p>
          </table:table-cell>
          <table:table-cell table:style-name="ce587" office:value-type="string" calcext:value-type="string">
            <text:p>TEST</text:p>
          </table:table-cell>
          <table:table-cell table:style-name="ce584" office:value-type="string" calcext:value-type="string">
            <text:p>o2.pl#$#abort-on-property-read o2App.adsFirstRefs</text:p>
          </table:table-cell>
          <table:table-cell table:style-name="ce584" office:value-type="string" calcext:value-type="string">
            <text:p>to block AdsFirstRegisterSlot</text:p>
          </table:table-cell>
          <table:table-cell table:style-name="ce59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6">
          <table:table-cell table:style-name="ce574" office:value-type="float" office:value="5" calcext:value-type="float">
            <text:p>5</text:p>
          </table:table-cell>
          <table:table-cell table:style-name="ce350" office:value-type="string" calcext:value-type="string">
            <text:p>gwiazd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gwiazdy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6" calcext:value-type="float">
            <text:p>6</text:p>
          </table:table-cell>
          <table:table-cell table:style-name="ce584" office:value-type="string" calcext:value-type="string">
            <text:p>pudelek.pl</text:p>
          </table:table-cell>
          <table:table-cell table:style-name="ce587" office:value-type="string" calcext:value-type="string">
            <text:p>PROBLEM</text:p>
          </table:table-cell>
          <table:table-cell table:style-name="ce347" office:value-type="string" calcext:value-type="string">
            <text:p>www.wp.pl#$#abort-on-property-read Object.prototype.bodies</text:p>
          </table:table-cell>
          <table:table-cell table:style-name="ce584"/>
          <table:table-cell table:style-name="ce59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6">
          <table:table-cell table:style-name="ce574" office:value-type="float" office:value="7" calcext:value-type="float">
            <text:p>7</text:p>
          </table:table-cell>
          <table:table-cell table:style-name="ce350" office:value-type="string" calcext:value-type="string">
            <text:p>autokult.pl</text:p>
          </table:table-cell>
          <table:table-cell table:style-name="ce586" office:value-type="string" calcext:value-type="string">
            <text:p>DONE</text:p>
          </table:table-cell>
          <table:table-cell table:style-name="ce347" office:value-type="string" calcext:value-type="string">
            <text:p>autokult.pl#?#figure[class^="insert"]:-abp-has(var + script)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8" calcext:value-type="float">
            <text:p>8</text:p>
          </table:table-cell>
          <table:table-cell table:style-name="ce350" office:value-type="string" calcext:value-type="string">
            <text:p>sportowefakty.wp.pl</text:p>
          </table:table-cell>
          <table:table-cell table:style-name="ce587" office:value-type="string" calcext:value-type="string">
            <text:p>TEST</text:p>
          </table:table-cell>
          <table:table-cell table:style-name="ce347" office:value-type="string" calcext:value-type="string">
            <text:p>sportowefakty.wp.pl#$#abort-on-property-read prebidConfig.hb</text:p>
          </table:table-cell>
          <table:table-cell table:style-name="ce584" office:value-type="string" calcext:value-type="string">
            <text:p>unnecessary?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9" calcext:value-type="float">
            <text:p>9</text:p>
          </table:table-cell>
          <table:table-cell table:style-name="ce350" office:value-type="string" calcext:value-type="string">
            <text:p>forum.echirurgia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echirurgia.pl#$#abort-current-inline-script document.querySelector registerSlot</text:p>
          </table:table-cell>
          <table:table-cell table:style-name="ce350"/>
          <table:table-cell table:style-name="ce590"/>
          <table:table-cell table:style-name="ce35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575" office:value-type="float" office:value="10" calcext:value-type="float">
            <text:p>10</text:p>
          </table:table-cell>
          <table:table-cell table:style-name="ce584" office:value-type="string" calcext:value-type="string">
            <text:p>kardiolo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kardiolo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1" calcext:value-type="float">
            <text:p>11</text:p>
          </table:table-cell>
          <table:table-cell table:style-name="ce585" office:value-type="string" calcext:value-type="string">
            <text:p>wawalov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wawalov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2" calcext:value-type="float">
            <text:p>12</text:p>
          </table:table-cell>
          <table:table-cell table:style-name="ce584" office:value-type="string" calcext:value-type="string">
            <text:p>film.wp.pl</text:p>
          </table:table-cell>
          <table:table-cell table:style-name="ce587" office:value-type="string" calcext:value-type="string">
            <text:p>ACCEPT</text:p>
          </table:table-cell>
          <table:table-cell table:style-name="ce584" office:value-type="string" calcext:value-type="string">
            <text:p>film.wp.pl#?#span &gt; div:-abp-has(&gt; .container + .text_reklama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3" calcext:value-type="float">
            <text:p>13</text:p>
          </table:table-cell>
          <table:table-cell table:style-name="ce350" office:value-type="string" calcext:value-type="string">
            <text:p>fil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ilm.wp.pl#$#abort-on-property-read prebidConfig.hb</text:p>
          </table:table-cell>
          <table:table-cell table:style-name="ce350" office:value-type="string" calcext:value-type="string">
            <text:p>domodi widget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4" calcext:value-type="float">
            <text:p>14</text:p>
          </table:table-cell>
          <table:table-cell table:style-name="ce350" office:value-type="string" calcext:value-type="string">
            <text:p>teleshow.wp.pl</text:p>
          </table:table-cell>
          <table:table-cell table:style-name="ce588" office:value-type="string" calcext:value-type="string">
            <text:p>DONE</text:p>
          </table:table-cell>
          <table:table-cell table:style-name="ce350" office:value-type="string" calcext:value-type="string">
            <text:p>teleshow.wp.pl#$#abort-on-property-read prebidConfig.hb</text:p>
          </table:table-cell>
          <table:table-cell table:style-name="ce584" office:value-type="string" calcext:value-type="string">
            <text:p>https://teleshow.wp.pl/bardowscy-z-rolnik-szuka-zony-buduja-dom-anna-byla-przerazona-oknami-6537576931560160a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5" calcext:value-type="float">
            <text:p>15</text:p>
          </table:table-cell>
          <table:table-cell table:style-name="ce350" office:value-type="string" calcext:value-type="string">
            <text:p>teleshow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35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59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575" office:value-type="float" office:value="16" calcext:value-type="float">
            <text:p>16</text:p>
          </table:table-cell>
          <table:table-cell table:style-name="ce584" office:value-type="string" calcext:value-type="string">
            <text:p>pogoda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pogoda.wp.pl#$#abort-on-property-read prebidConfig.config.floorprice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7" calcext:value-type="float">
            <text:p>17</text:p>
          </table:table-cell>
          <table:table-cell table:style-name="ce350" office:value-type="string" calcext:value-type="string">
            <text:p>do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dom.wp.pl#$#abort-on-property-read reki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7">
          <table:table-cell table:style-name="ce575" office:value-type="float" office:value="18" calcext:value-type="float">
            <text:p>18</text:p>
          </table:table-cell>
          <table:table-cell table:style-name="ce584" office:value-type="string" calcext:value-type="string">
            <text:p>dom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dom.wp.pl#?#.view-first:-abp-has(a[onclick*="var img = document.createElement('img');"]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9" calcext:value-type="float">
            <text:p>19</text:p>
          </table:table-cell>
          <table:table-cell table:style-name="ce350" office:value-type="string" calcext:value-type="string">
            <text:p>opini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opini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0" calcext:value-type="float">
            <text:p>20</text:p>
          </table:table-cell>
          <table:table-cell table:style-name="ce584" office:value-type="string" calcext:value-type="string">
            <text:p>facet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acet.wp.pl#?#.view-first:-abp-has(a[onclick*="var img = document.createElement('img');"])</text:p>
          </table:table-cell>
          <table:table-cell table:style-name="ce344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1" calcext:value-type="float">
            <text:p>21</text:p>
          </table:table-cell>
          <table:table-cell table:style-name="ce350" office:value-type="string" calcext:value-type="string">
            <text:p>facet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acet.wp.pl#$#abort-on-property-read pbjs.bidderSetting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6" office:value-type="float" office:value="22" calcext:value-type="float">
            <text:p>22</text:p>
          </table:table-cell>
          <table:table-cell table:style-name="ce584" office:value-type="string" calcext:value-type="string">
            <text:p>autocentrum.pl</text:p>
          </table:table-cell>
          <table:table-cell table:style-name="ce587" office:value-type="string" calcext:value-type="string">
            <text:p>ACCEPT</text:p>
          </table:table-cell>
          <table:table-cell table:style-name="ce344" office:value-type="string" calcext:value-type="string">
            <text:p>autocentrum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7" office:value-type="float" office:value="23" calcext:value-type="float">
            <text:p>23</text:p>
          </table:table-cell>
          <table:table-cell table:style-name="ce350" office:value-type="string" calcext:value-type="string">
            <text:p>horoskop.wp.pl</text:p>
          </table:table-cell>
          <table:table-cell table:style-name="ce586" office:value-type="string" calcext:value-type="string">
            <text:p>ACCEPT</text:p>
          </table:table-cell>
          <table:table-cell table:style-name="ce350" office:value-type="string" calcext:value-type="string">
            <text:p>horoskop.wp.pl#$#abort-on-property-write rekid</text:p>
          </table:table-cell>
          <table:table-cell table:style-name="ce35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7" office:value-type="float" office:value="24" calcext:value-type="float">
            <text:p>24</text:p>
          </table:table-cell>
          <table:table-cell table:style-name="ce584" office:value-type="string" calcext:value-type="string">
            <text:p>ksiazka.wp.pl</text:p>
          </table:table-cell>
          <table:table-cell table:style-name="ce587" office:value-type="string" calcext:value-type="string">
            <text:p>ACCEPT</text:p>
          </table:table-cell>
          <table:table-cell table:style-name="ce584" office:value-type="string" calcext:value-type="string">
            <text:p>ksiazki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6" office:value-type="float" office:value="25" calcext:value-type="float">
            <text:p>25</text:p>
          </table:table-cell>
          <table:table-cell table:style-name="ce350" office:value-type="string" calcext:value-type="string">
            <text:p>kuchnia.wp.pl</text:p>
          </table:table-cell>
          <table:table-cell table:style-name="ce586" office:value-type="string" calcext:value-type="string">
            <text:p>ACCEPT</text:p>
          </table:table-cell>
          <table:table-cell table:style-name="ce350" office:value-type="string" calcext:value-type="string">
            <text:p>kuchnia.wp.pl#$#abort-on-property-read pbjs.libLoade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6" calcext:value-type="float">
            <text:p>26</text:p>
          </table:table-cell>
          <table:table-cell table:style-name="ce584" office:value-type="string" calcext:value-type="string">
            <text:p>turystyka.wp.pl</text:p>
          </table:table-cell>
          <table:table-cell table:style-name="ce587" office:value-type="string" calcext:value-type="string">
            <text:p>ACCEPT</text:p>
          </table:table-cell>
          <table:table-cell table:style-name="ce584" office:value-type="string" calcext:value-type="string">
            <text:p>turystyka.wp.pl#$#abort-on-property-read pbjsChunk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7" calcext:value-type="float">
            <text:p>27</text:p>
          </table:table-cell>
          <table:table-cell table:style-name="ce350" office:value-type="string" calcext:value-type="string">
            <text:p>wp.pl</text:p>
          </table:table-cell>
          <table:table-cell table:style-name="ce586" office:value-type="string" calcext:value-type="string">
            <text:p>ACCEPT</text:p>
          </table:table-cell>
          <table:table-cell table:style-name="ce350" office:value-type="string" calcext:value-type="string">
            <text:p>wp.pl##div[id^="Player"] &gt; .npp-container <text:s/>video:not([src^="blob:"])</text:p>
          </table:table-cell>
          <table:table-cell table:style-name="ce350" office:value-type="string" calcext:value-type="string">
            <text:p>all sites – difficult to reproduce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8" calcext:value-type="float">
            <text:p>28</text:p>
          </table:table-cell>
          <table:table-cell table:style-name="ce584" office:value-type="string" calcext:value-type="string">
            <text:p>tech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9" office:value-type="float" office:value="29" calcext:value-type="float">
            <text:p>29</text:p>
          </table:table-cell>
          <table:table-cell table:style-name="ce350" office:value-type="string" calcext:value-type="string">
            <text:p>moto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9" office:value-type="float" office:value="30" calcext:value-type="float">
            <text:p>30</text:p>
          </table:table-cell>
          <table:table-cell table:style-name="ce584" office:value-type="string" calcext:value-type="string">
            <text:p>kobieta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0" office:value-type="float" office:value="31" calcext:value-type="float">
            <text:p>31</text:p>
          </table:table-cell>
          <table:table-cell table:style-name="ce350" office:value-type="string" calcext:value-type="string">
            <text:p>wiadomosci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1" office:value-type="float" office:value="32" calcext:value-type="float">
            <text:p>32</text:p>
          </table:table-cell>
          <table:table-cell table:style-name="ce584" office:value-type="string" calcext:value-type="string">
            <text:p>pilot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1" office:value-type="float" office:value="33" calcext:value-type="float">
            <text:p>33</text:p>
          </table:table-cell>
          <table:table-cell table:style-name="ce350" office:value-type="string" calcext:value-type="string">
            <text:p>tv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2" office:value-type="float" office:value="34" calcext:value-type="float">
            <text:p>34</text:p>
          </table:table-cell>
          <table:table-cell table:style-name="ce584" office:value-type="string" calcext:value-type="string">
            <text:p>video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5" calcext:value-type="float">
            <text:p>3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6" calcext:value-type="float">
            <text:p>3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7" calcext:value-type="float">
            <text:p>3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8" calcext:value-type="float">
            <text:p>3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9" calcext:value-type="float">
            <text:p>3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0" calcext:value-type="float">
            <text:p>4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1" calcext:value-type="float">
            <text:p>4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2" calcext:value-type="float">
            <text:p>42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3" calcext:value-type="float">
            <text:p>43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4" calcext:value-type="float">
            <text:p>44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5" calcext:value-type="float">
            <text:p>4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6" calcext:value-type="float">
            <text:p>4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7" calcext:value-type="float">
            <text:p>4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8" calcext:value-type="float">
            <text:p>4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9" calcext:value-type="float">
            <text:p>4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50" calcext:value-type="float">
            <text:p>5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51" calcext:value-type="float">
            <text:p>5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table:table-column table:style-name="co19" table:default-cell-style-name="ce398"/>
        <table:table-column table:style-name="co13" table:visibility="collapse" table:default-cell-style-name="ce398"/>
        <table:table-column table:style-name="co20" table:default-cell-style-name="ce398"/>
        <table:table-column table:style-name="co21" table:default-cell-style-name="ce398"/>
        <table:table-column table:style-name="co22" table:default-cell-style-name="ce398"/>
        <table:table-column table:style-name="co23" table:default-cell-style-name="ce634"/>
        <table:table-column table:style-name="co24" table:default-cell-style-name="ce398"/>
        <table:table-column table:style-name="co18" table:number-columns-repeated="1017" table:default-cell-style-name="ce398"/>
        <table:table-row table:style-name="ro1">
          <table:table-cell table:style-name="ce592"/>
          <table:table-cell table:style-name="ce596"/>
          <table:table-cell table:style-name="ce596" office:value-type="string" calcext:value-type="string">
            <text:p>site</text:p>
          </table:table-cell>
          <table:table-cell table:style-name="ce596" office:value-type="string" calcext:value-type="string">
            <text:p>status</text:p>
          </table:table-cell>
          <table:table-cell table:style-name="ce596" office:value-type="string" calcext:value-type="string">
            <text:p>filter</text:p>
          </table:table-cell>
          <table:table-cell table:style-name="ce628" office:value-type="string" calcext:value-type="string">
            <text:p>reason</text:p>
          </table:table-cell>
          <table:table-cell table:style-name="ce635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593" office:value-type="float" office:value="1" calcext:value-type="float">
            <text:p>1</text:p>
          </table:table-cell>
          <table:table-cell table:style-name="ce597" table:formula="of:=RIGHT([.C2];LEN([.C2])-FIND(&quot;.&quot;;[.C2]))" office:value-type="string" office:string-value="com" calcext:value-type="string">
            <text:p>com</text:p>
          </table:table-cell>
          <table:table-cell table:style-name="ce599" office:value-type="string" calcext:value-type="string">
            <text:p>nerwica.com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" calcext:value-type="float">
            <text:p>2</text:p>
          </table:table-cell>
          <table:table-cell table:style-name="ce598" table:formula="of:=RIGHT([.C3];LEN([.C3])-FIND(&quot;.&quot;;[.C3]))" office:value-type="string" office:string-value="fm" calcext:value-type="string">
            <text:p>fm</text:p>
          </table:table-cell>
          <table:table-cell table:style-name="ce585" office:value-type="string" calcext:value-type="string">
            <text:p>open.fm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" calcext:value-type="float">
            <text:p>3</text:p>
          </table:table-cell>
          <table:table-cell table:style-name="ce597" table:formula="of:=RIGHT([.C4];LEN([.C4])-FIND(&quot;.&quot;;[.C4]))" office:value-type="string" office:string-value="money.pl" calcext:value-type="string">
            <text:p>money.pl</text:p>
          </table:table-cell>
          <table:table-cell table:style-name="ce599" office:value-type="string" calcext:value-type="string">
            <text:p>direct.money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" calcext:value-type="float">
            <text:p>4</text:p>
          </table:table-cell>
          <table:table-cell table:style-name="ce598" table:formula="of:=RIGHT([.C5];LEN([.C5])-FIND(&quot;.&quot;;[.C5]))" office:value-type="string" office:string-value="money.pl" calcext:value-type="string">
            <text:p>money.pl</text:p>
          </table:table-cell>
          <table:table-cell table:style-name="ce585" office:value-type="string" calcext:value-type="string">
            <text:p>praca.money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" calcext:value-type="float">
            <text:p>5</text:p>
          </table:table-cell>
          <table:table-cell table:style-name="ce597" table:formula="of:=RIGHT([.C6];LEN([.C6])-FIND(&quot;.&quot;;[.C6]))" office:value-type="string" office:string-value="money.pl" calcext:value-type="string">
            <text:p>money.pl</text:p>
          </table:table-cell>
          <table:table-cell table:style-name="ce599" office:value-type="string" calcext:value-type="string">
            <text:p>prawo.money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" calcext:value-type="float">
            <text:p>6</text:p>
          </table:table-cell>
          <table:table-cell table:style-name="ce598" table:formula="of:=RIGHT([.C7];LEN([.C7])-FIND(&quot;.&quot;;[.C7]))" office:value-type="string" office:string-value="o2.pl" calcext:value-type="string">
            <text:p>o2.pl</text:p>
          </table:table-cell>
          <table:table-cell table:style-name="ce585" office:value-type="string" calcext:value-type="string">
            <text:p>poczta.o2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7" calcext:value-type="float">
            <text:p>7</text:p>
          </table:table-cell>
          <table:table-cell table:style-name="ce597" table:formula="of:=RIGHT([.C8];LEN([.C8])-FIND(&quot;.&quot;;[.C8]))" office:value-type="string" office:string-value="pl" calcext:value-type="string">
            <text:p>pl</text:p>
          </table:table-cell>
          <table:table-cell table:style-name="ce599" office:value-type="string" calcext:value-type="string">
            <text:p>abczdrowie.pl</text:p>
          </table:table-cell>
          <table:table-cell table:style-name="ce606" office:value-type="string" calcext:value-type="string">
            <text:p>OK</text:p>
          </table:table-cell>
          <table:table-cell table:style-name="ce599" office:value-type="string" calcext:value-type="string">
            <text:p>https://leki.abczdrowie.pl/p/prostogal-1000-spec-przed-rol-prod-gal-l-p-m-l-s-j</text:p>
          </table:table-cell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" calcext:value-type="float">
            <text:p>8</text:p>
          </table:table-cell>
          <table:table-cell table:style-name="ce598" table:formula="of:=RIGHT([.C9];LEN([.C9])-FIND(&quot;.&quot;;[.C9]))" office:value-type="string" office:string-value="pl" calcext:value-type="string">
            <text:p>pl</text:p>
          </table:table-cell>
          <table:table-cell table:style-name="ce585" office:value-type="string" calcext:value-type="string">
            <text:p>autokult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" calcext:value-type="float">
            <text:p>9</text:p>
          </table:table-cell>
          <table:table-cell table:style-name="ce597" table:formula="of:=RIGHT([.C10];LEN([.C10])-FIND(&quot;.&quot;;[.C10]))" office:value-type="string" office:string-value="pl" calcext:value-type="string">
            <text:p>pl</text:p>
          </table:table-cell>
          <table:table-cell table:style-name="ce599" office:value-type="string" calcext:value-type="string">
            <text:p>bloog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10" calcext:value-type="float">
            <text:p>10</text:p>
          </table:table-cell>
          <table:table-cell table:style-name="ce598" table:formula="of:=RIGHT([.C11];LEN([.C11])-FIND(&quot;.&quot;;[.C11]))" office:value-type="string" office:string-value="pl" calcext:value-type="string">
            <text:p>pl</text:p>
          </table:table-cell>
          <table:table-cell table:style-name="ce585" office:value-type="string" calcext:value-type="string">
            <text:p>dobreprogramy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11" calcext:value-type="float">
            <text:p>11</text:p>
          </table:table-cell>
          <table:table-cell table:style-name="ce597" table:formula="of:=RIGHT([.C12];LEN([.C12])-FIND(&quot;.&quot;;[.C12]))" office:value-type="string" office:string-value="pl" calcext:value-type="string">
            <text:p>pl</text:p>
          </table:table-cell>
          <table:table-cell table:style-name="ce352" office:value-type="string" calcext:value-type="string">
            <text:p>docelu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12" calcext:value-type="float">
            <text:p>12</text:p>
          </table:table-cell>
          <table:table-cell table:style-name="ce598" table:formula="of:=RIGHT([.C13];LEN([.C13])-FIND(&quot;.&quot;;[.C13]))" office:value-type="string" office:string-value="pl" calcext:value-type="string">
            <text:p>pl</text:p>
          </table:table-cell>
          <table:table-cell table:style-name="ce585" office:value-type="string" calcext:value-type="string">
            <text:p>domodi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13" calcext:value-type="float">
            <text:p>13</text:p>
          </table:table-cell>
          <table:table-cell table:style-name="ce597" table:formula="of:=RIGHT([.C14];LEN([.C14])-FIND(&quot;.&quot;;[.C14]))" office:value-type="string" office:string-value="pl" calcext:value-type="string">
            <text:p>pl</text:p>
          </table:table-cell>
          <table:table-cell table:style-name="ce599" office:value-type="string" calcext:value-type="string">
            <text:p>echirurgia.pl</text:p>
          </table:table-cell>
          <table:table-cell table:style-name="ce606" office:value-type="string" calcext:value-type="string">
            <text:p>OK</text:p>
          </table:table-cell>
          <table:table-cell table:style-name="ce599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14" calcext:value-type="float">
            <text:p>14</text:p>
          </table:table-cell>
          <table:table-cell table:style-name="ce598" table:formula="of:=RIGHT([.C15];LEN([.C15])-FIND(&quot;.&quot;;[.C15]))" office:value-type="string" office:string-value="pl" calcext:value-type="string">
            <text:p>pl</text:p>
          </table:table-cell>
          <table:table-cell table:style-name="ce585" office:value-type="string" calcext:value-type="string">
            <text:p>gadzetomania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15" calcext:value-type="float">
            <text:p>15</text:p>
          </table:table-cell>
          <table:table-cell table:style-name="ce597" table:formula="of:=RIGHT([.C16];LEN([.C16])-FIND(&quot;.&quot;;[.C16]))" office:value-type="string" office:string-value="pl" calcext:value-type="string">
            <text:p>pl</text:p>
          </table:table-cell>
          <table:table-cell table:style-name="ce599" office:value-type="string" calcext:value-type="string">
            <text:p>homebook.pl</text:p>
          </table:table-cell>
          <table:table-cell table:style-name="ce606" office:value-type="string" calcext:value-type="string">
            <text:p>check</text:p>
          </table:table-cell>
          <table:table-cell table:style-name="ce599" office:value-type="string" calcext:value-type="string">
            <text:p>https://www.homebook.pl/produkty/krzesla-i-fotele?fpid=40606973&amp;utm_source=banner_wp&amp;utm_medium=koszyk&amp;utm_campaign=affiliate_redirect</text:p>
          </table:table-cell>
          <table:table-cell table:style-name="ce629" office:value-type="string" calcext:value-type="string">
            <text:p>floating cersanit right corner</text:p>
          </table:table-cell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16" calcext:value-type="float">
            <text:p>16</text:p>
          </table:table-cell>
          <table:table-cell table:style-name="ce598" table:formula="of:=RIGHT([.C17];LEN([.C17])-FIND(&quot;.&quot;;[.C17]))" office:value-type="string" office:string-value="pl" calcext:value-type="string">
            <text:p>pl</text:p>
          </table:table-cell>
          <table:table-cell table:style-name="ce585" office:value-type="string" calcext:value-type="string">
            <text:p>kafeteria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17" calcext:value-type="float">
            <text:p>17</text:p>
          </table:table-cell>
          <table:table-cell table:style-name="ce597" table:formula="of:=RIGHT([.C18];LEN([.C18])-FIND(&quot;.&quot;;[.C18]))" office:value-type="string" office:string-value="pl" calcext:value-type="string">
            <text:p>pl</text:p>
          </table:table-cell>
          <table:table-cell table:style-name="ce599" office:value-type="string" calcext:value-type="string">
            <text:p>kafeteria.pl</text:p>
          </table:table-cell>
          <table:table-cell table:style-name="ce608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18" calcext:value-type="float">
            <text:p>18</text:p>
          </table:table-cell>
          <table:table-cell table:style-name="ce598" table:formula="of:=RIGHT([.C19];LEN([.C19])-FIND(&quot;.&quot;;[.C19]))" office:value-type="string" office:string-value="pl" calcext:value-type="string">
            <text:p>pl</text:p>
          </table:table-cell>
          <table:table-cell table:style-name="ce585" office:value-type="string" calcext:value-type="string">
            <text:p>kardiolo.pl</text:p>
          </table:table-cell>
          <table:table-cell table:style-name="ce607" office:value-type="string" calcext:value-type="string">
            <text:p>OK</text:p>
          </table:table-cell>
          <table:table-cell table:style-name="ce585" office:value-type="string" calcext:value-type="string">
            <text:p>in same place</text:p>
          </table:table-cell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19" calcext:value-type="float">
            <text:p>19</text:p>
          </table:table-cell>
          <table:table-cell table:style-name="ce597" table:formula="of:=RIGHT([.C20];LEN([.C20])-FIND(&quot;.&quot;;[.C20]))" office:value-type="string" office:string-value="pl" calcext:value-type="string">
            <text:p>pl</text:p>
          </table:table-cell>
          <table:table-cell table:style-name="ce599" office:value-type="string" calcext:value-type="string">
            <text:p>komorkomania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0" calcext:value-type="float">
            <text:p>20</text:p>
          </table:table-cell>
          <table:table-cell table:style-name="ce598" table:formula="of:=RIGHT([.C21];LEN([.C21])-FIND(&quot;.&quot;;[.C21]))" office:value-type="string" office:string-value="pl" calcext:value-type="string">
            <text:p>pl</text:p>
          </table:table-cell>
          <table:table-cell table:style-name="ce585" office:value-type="string" calcext:value-type="string">
            <text:p>kowbojki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21" calcext:value-type="float">
            <text:p>21</text:p>
          </table:table-cell>
          <table:table-cell table:style-name="ce597" table:formula="of:=RIGHT([.C22];LEN([.C22])-FIND(&quot;.&quot;;[.C22]))" office:value-type="string" office:string-value="pl" calcext:value-type="string">
            <text:p>pl</text:p>
          </table:table-cell>
          <table:table-cell table:style-name="ce599" office:value-type="string" calcext:value-type="string">
            <text:p>luxlux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2" calcext:value-type="float">
            <text:p>22</text:p>
          </table:table-cell>
          <table:table-cell table:style-name="ce598" table:formula="of:=RIGHT([.C23];LEN([.C23])-FIND(&quot;.&quot;;[.C23]))" office:value-type="string" office:string-value="pl" calcext:value-type="string">
            <text:p>pl</text:p>
          </table:table-cell>
          <table:table-cell table:style-name="ce585" office:value-type="string" calcext:value-type="string">
            <text:p>medycyna24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23" calcext:value-type="float">
            <text:p>23</text:p>
          </table:table-cell>
          <table:table-cell table:style-name="ce597" table:formula="of:=RIGHT([.C24];LEN([.C24])-FIND(&quot;.&quot;;[.C24]))" office:value-type="string" office:string-value="pl" calcext:value-type="string">
            <text:p>pl</text:p>
          </table:table-cell>
          <table:table-cell table:style-name="ce599" office:value-type="string" calcext:value-type="string">
            <text:p>o2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4" calcext:value-type="float">
            <text:p>24</text:p>
          </table:table-cell>
          <table:table-cell table:style-name="ce598" table:formula="of:=RIGHT([.C25];LEN([.C25])-FIND(&quot;.&quot;;[.C25]))" office:value-type="string" office:string-value="pl" calcext:value-type="string">
            <text:p>pl</text:p>
          </table:table-cell>
          <table:table-cell table:style-name="ce585" office:value-type="string" calcext:value-type="string">
            <text:p>parenting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25" calcext:value-type="float">
            <text:p>25</text:p>
          </table:table-cell>
          <table:table-cell table:style-name="ce597" table:formula="of:=RIGHT([.C26];LEN([.C26])-FIND(&quot;.&quot;;[.C26]))" office:value-type="string" office:string-value="pl" calcext:value-type="string">
            <text:p>pl</text:p>
          </table:table-cell>
          <table:table-cell table:style-name="ce599" office:value-type="string" calcext:value-type="string">
            <text:p>pinger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6" calcext:value-type="float">
            <text:p>26</text:p>
          </table:table-cell>
          <table:table-cell table:style-name="ce598" table:formula="of:=RIGHT([.C27];LEN([.C27])-FIND(&quot;.&quot;;[.C27]))" office:value-type="string" office:string-value="pl" calcext:value-type="string">
            <text:p>pl</text:p>
          </table:table-cell>
          <table:table-cell table:style-name="ce585" office:value-type="string" calcext:value-type="string">
            <text:p>pogodnie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27" calcext:value-type="float">
            <text:p>27</text:p>
          </table:table-cell>
          <table:table-cell table:style-name="ce597" table:formula="of:=RIGHT([.C28];LEN([.C28])-FIND(&quot;.&quot;;[.C28]))" office:value-type="string" office:string-value="pl" calcext:value-type="string">
            <text:p>pl</text:p>
          </table:table-cell>
          <table:table-cell table:style-name="ce599" office:value-type="string" calcext:value-type="string">
            <text:p>pudelek.pl</text:p>
          </table:table-cell>
          <table:table-cell table:style-name="ce606" office:value-type="string" calcext:value-type="string">
            <text:p>ADVERT</text:p>
          </table:table-cell>
          <table:table-cell table:style-name="ce599"/>
          <table:table-cell table:style-name="ce629" office:value-type="string" calcext:value-type="string">
            <text:p>broken</text:p>
          </table:table-cell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8" calcext:value-type="float">
            <text:p>28</text:p>
          </table:table-cell>
          <table:table-cell table:style-name="ce598" table:formula="of:=RIGHT([.C29];LEN([.C29])-FIND(&quot;.&quot;;[.C29]))" office:value-type="string" office:string-value="pl" calcext:value-type="string">
            <text:p>pl</text:p>
          </table:table-cell>
          <table:table-cell table:style-name="ce585" office:value-type="string" calcext:value-type="string">
            <text:p>samosia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29" calcext:value-type="float">
            <text:p>29</text:p>
          </table:table-cell>
          <table:table-cell table:style-name="ce597" table:formula="of:=RIGHT([.C30];LEN([.C30])-FIND(&quot;.&quot;;[.C30]))" office:value-type="string" office:string-value="pl" calcext:value-type="string">
            <text:p>pl</text:p>
          </table:table-cell>
          <table:table-cell table:style-name="ce599" office:value-type="string" calcext:value-type="string">
            <text:p>smaczneblogi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30" calcext:value-type="float">
            <text:p>30</text:p>
          </table:table-cell>
          <table:table-cell table:style-name="ce598" table:formula="of:=RIGHT([.C31];LEN([.C31])-FIND(&quot;.&quot;;[.C31]))" office:value-type="string" office:string-value="pl" calcext:value-type="string">
            <text:p>pl</text:p>
          </table:table-cell>
          <table:table-cell table:style-name="ce585" office:value-type="string" calcext:value-type="string">
            <text:p>smog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1" calcext:value-type="float">
            <text:p>31</text:p>
          </table:table-cell>
          <table:table-cell table:style-name="ce597" table:formula="of:=RIGHT([.C32];LEN([.C32])-FIND(&quot;.&quot;;[.C32]))" office:value-type="string" office:string-value="pl" calcext:value-type="string">
            <text:p>pl</text:p>
          </table:table-cell>
          <table:table-cell table:style-name="ce599" office:value-type="string" calcext:value-type="string">
            <text:p>snobka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32" calcext:value-type="float">
            <text:p>32</text:p>
          </table:table-cell>
          <table:table-cell table:style-name="ce598" table:formula="of:=RIGHT([.C33];LEN([.C33])-FIND(&quot;.&quot;;[.C33]))" office:value-type="string" office:string-value="pl" calcext:value-type="string">
            <text:p>pl</text:p>
          </table:table-cell>
          <table:table-cell table:style-name="ce585" office:value-type="string" calcext:value-type="string">
            <text:p>testwiedzy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3" calcext:value-type="float">
            <text:p>33</text:p>
          </table:table-cell>
          <table:table-cell table:style-name="ce597" table:formula="of:=RIGHT([.C34];LEN([.C34])-FIND(&quot;.&quot;;[.C34]))" office:value-type="string" office:string-value="pl" calcext:value-type="string">
            <text:p>pl</text:p>
          </table:table-cell>
          <table:table-cell table:style-name="ce601" office:value-type="string" calcext:value-type="string">
            <text:p>wakacje.pl</text:p>
          </table:table-cell>
          <table:table-cell table:style-name="ce609" office:value-type="string" calcext:value-type="string">
            <text:p>NO ADS BY DEFAULT</text:p>
          </table:table-cell>
          <table:table-cell table:style-name="ce601"/>
          <table:table-cell table:style-name="ce631"/>
          <table:table-cell table:style-name="ce638"/>
          <table:table-cell table:number-columns-repeated="1017"/>
        </table:table-row>
        <table:table-row table:style-name="ro1">
          <table:table-cell table:style-name="ce594" office:value-type="float" office:value="34" calcext:value-type="float">
            <text:p>34</text:p>
          </table:table-cell>
          <table:table-cell table:style-name="ce598" table:formula="of:=RIGHT([.C35];LEN([.C35])-FIND(&quot;.&quot;;[.C35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bilety24.wp.pl</text:p>
          </table:table-cell>
          <table:table-cell table:style-name="ce610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5" calcext:value-type="float">
            <text:p>35</text:p>
          </table:table-cell>
          <table:table-cell table:style-name="ce597" table:formula="of:=RIGHT([.C36];LEN([.C36])-FIND(&quot;.&quot;;[.C36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centralagier.wp.pl</text:p>
          </table:table-cell>
          <table:table-cell table:style-name="ce611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36" calcext:value-type="float">
            <text:p>36</text:p>
          </table:table-cell>
          <table:table-cell table:style-name="ce598" table:formula="of:=RIGHT([.C37];LEN([.C37])-FIND(&quot;.&quot;;[.C37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diety.wp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7" calcext:value-type="float">
            <text:p>37</text:p>
          </table:table-cell>
          <table:table-cell table:style-name="ce597" table:formula="of:=RIGHT([.C38];LEN([.C38])-FIND(&quot;.&quot;;[.C38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dlaprasy.wp.pl</text:p>
          </table:table-cell>
          <table:table-cell table:style-name="ce612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38" calcext:value-type="float">
            <text:p>38</text:p>
          </table:table-cell>
          <table:table-cell table:style-name="ce598" table:formula="of:=RIGHT([.C39];LEN([.C39])-FIND(&quot;.&quot;;[.C39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dlugi.wp.pl</text:p>
          </table:table-cell>
          <table:table-cell table:style-name="ce613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9" calcext:value-type="float">
            <text:p>39</text:p>
          </table:table-cell>
          <table:table-cell table:style-name="ce597" table:formula="of:=RIGHT([.C40];LEN([.C40])-FIND(&quot;.&quot;;[.C40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dom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0" calcext:value-type="float">
            <text:p>40</text:p>
          </table:table-cell>
          <table:table-cell table:style-name="ce598" table:formula="of:=RIGHT([.C41];LEN([.C41])-FIND(&quot;.&quot;;[.C41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dziejesie.wp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41" calcext:value-type="float">
            <text:p>41</text:p>
          </table:table-cell>
          <table:table-cell table:style-name="ce597" table:formula="of:=RIGHT([.C42];LEN([.C42])-FIND(&quot;.&quot;;[.C42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facet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2" calcext:value-type="float">
            <text:p>42</text:p>
          </table:table-cell>
          <table:table-cell table:style-name="ce598" table:formula="of:=RIGHT([.C43];LEN([.C43])-FIND(&quot;.&quot;;[.C43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film.wp.pl</text:p>
          </table:table-cell>
          <table:table-cell table:style-name="ce614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43" calcext:value-type="float">
            <text:p>43</text:p>
          </table:table-cell>
          <table:table-cell table:style-name="ce597" table:formula="of:=RIGHT([.C44];LEN([.C44])-FIND(&quot;.&quot;;[.C44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finanse.wp.pl</text:p>
          </table:table-cell>
          <table:table-cell table:style-name="ce615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4" calcext:value-type="float">
            <text:p>44</text:p>
          </table:table-cell>
          <table:table-cell table:style-name="ce598" table:formula="of:=RIGHT([.C45];LEN([.C45])-FIND(&quot;.&quot;;[.C45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gry.wp.pl</text:p>
          </table:table-cell>
          <table:table-cell table:style-name="ce616" office:value-type="string" calcext:value-type="string">
            <text:p>ADVER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45" calcext:value-type="float">
            <text:p>45</text:p>
          </table:table-cell>
          <table:table-cell table:style-name="ce597" table:formula="of:=RIGHT([.C46];LEN([.C46])-FIND(&quot;.&quot;;[.C46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gryonline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6" calcext:value-type="float">
            <text:p>46</text:p>
          </table:table-cell>
          <table:table-cell table:style-name="ce598" table:formula="of:=RIGHT([.C47];LEN([.C47])-FIND(&quot;.&quot;;[.C47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gwiazdy.wp.pl</text:p>
          </table:table-cell>
          <table:table-cell table:style-name="ce61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47" calcext:value-type="float">
            <text:p>47</text:p>
          </table:table-cell>
          <table:table-cell table:style-name="ce597" table:formula="of:=RIGHT([.C48];LEN([.C48])-FIND(&quot;.&quot;;[.C48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holding.wp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8" calcext:value-type="float">
            <text:p>48</text:p>
          </table:table-cell>
          <table:table-cell table:style-name="ce598" table:formula="of:=RIGHT([.C49];LEN([.C49])-FIND(&quot;.&quot;;[.C49]))" office:value-type="string" office:string-value="wp.pl" calcext:value-type="string">
            <text:p>wp.pl</text:p>
          </table:table-cell>
          <table:table-cell table:style-name="ce602" office:value-type="string" calcext:value-type="string">
            <text:p>horoskop.wp.pl</text:p>
          </table:table-cell>
          <table:table-cell table:style-name="ce618" office:value-type="string" calcext:value-type="string">
            <text:p>TO SUBMI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49" calcext:value-type="float">
            <text:p>49</text:p>
          </table:table-cell>
          <table:table-cell table:style-name="ce597" table:formula="of:=RIGHT([.C50];LEN([.C50])-FIND(&quot;.&quot;;[.C50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kobieta.wp.pl</text:p>
          </table:table-cell>
          <table:table-cell table:style-name="ce606" office:value-type="string" calcext:value-type="string">
            <text:p>ADVER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50" calcext:value-type="float">
            <text:p>50</text:p>
          </table:table-cell>
          <table:table-cell table:style-name="ce598" table:formula="of:=RIGHT([.C51];LEN([.C51])-FIND(&quot;.&quot;;[.C51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ksiazki.wp.pl</text:p>
          </table:table-cell>
          <table:table-cell table:style-name="ce619" office:value-type="string" calcext:value-type="string">
            <text:p>TO SUBMI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1" calcext:value-type="float">
            <text:p>51</text:p>
          </table:table-cell>
          <table:table-cell table:style-name="ce597" table:formula="of:=RIGHT([.C52];LEN([.C52])-FIND(&quot;.&quot;;[.C52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kuchnia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52" calcext:value-type="float">
            <text:p>52</text:p>
          </table:table-cell>
          <table:table-cell table:style-name="ce598" table:formula="of:=RIGHT([.C53];LEN([.C53])-FIND(&quot;.&quot;;[.C53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magazyn.wp.pl</text:p>
          </table:table-cell>
          <table:table-cell table:style-name="ce620" office:value-type="string" calcext:value-type="string">
            <text:p>Anti-adblock 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3" calcext:value-type="float">
            <text:p>53</text:p>
          </table:table-cell>
          <table:table-cell table:style-name="ce597" table:formula="of:=RIGHT([.C54];LEN([.C54])-FIND(&quot;.&quot;;[.C54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morizon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54" calcext:value-type="float">
            <text:p>54</text:p>
          </table:table-cell>
          <table:table-cell table:style-name="ce598" table:formula="of:=RIGHT([.C55];LEN([.C55])-FIND(&quot;.&quot;;[.C55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moto.wp.pl</text:p>
          </table:table-cell>
          <table:table-cell table:style-name="ce607" office:value-type="string" calcext:value-type="string">
            <text:p>ADVER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5" calcext:value-type="float">
            <text:p>55</text:p>
          </table:table-cell>
          <table:table-cell table:style-name="ce597" table:formula="of:=RIGHT([.C56];LEN([.C56])-FIND(&quot;.&quot;;[.C56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nocowanie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56" calcext:value-type="float">
            <text:p>56</text:p>
          </table:table-cell>
          <table:table-cell table:style-name="ce598" table:formula="of:=RIGHT([.C57];LEN([.C57])-FIND(&quot;.&quot;;[.C57]))" office:value-type="string" office:string-value="wp.pl" calcext:value-type="string">
            <text:p>wp.pl</text:p>
          </table:table-cell>
          <table:table-cell table:style-name="ce602" office:value-type="string" calcext:value-type="string">
            <text:p>opinie.wp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7" calcext:value-type="float">
            <text:p>57</text:p>
          </table:table-cell>
          <table:table-cell table:style-name="ce597" table:formula="of:=RIGHT([.C58];LEN([.C58])-FIND(&quot;.&quot;;[.C58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pilot.wp.pl</text:p>
          </table:table-cell>
          <table:table-cell table:style-name="ce606" office:value-type="string" calcext:value-type="string">
            <text:p>ADVER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58" calcext:value-type="float">
            <text:p>58</text:p>
          </table:table-cell>
          <table:table-cell table:style-name="ce598" table:formula="of:=RIGHT([.C59];LEN([.C59])-FIND(&quot;.&quot;;[.C59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poczta.wp.pl</text:p>
          </table:table-cell>
          <table:table-cell table:style-name="ce621" office:value-type="string" calcext:value-type="string">
            <text:p>to chec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9" calcext:value-type="float">
            <text:p>59</text:p>
          </table:table-cell>
          <table:table-cell table:style-name="ce597" table:formula="of:=RIGHT([.C60];LEN([.C60])-FIND(&quot;.&quot;;[.C60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pogoda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0" calcext:value-type="float">
            <text:p>60</text:p>
          </table:table-cell>
          <table:table-cell table:style-name="ce598" table:formula="of:=RIGHT([.C61];LEN([.C61])-FIND(&quot;.&quot;;[.C61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profil.wp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61" calcext:value-type="float">
            <text:p>61</text:p>
          </table:table-cell>
          <table:table-cell table:style-name="ce597" table:formula="of:=RIGHT([.C62];LEN([.C62])-FIND(&quot;.&quot;;[.C62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radar.wp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2" calcext:value-type="float">
            <text:p>62</text:p>
          </table:table-cell>
          <table:table-cell table:style-name="ce598" table:formula="of:=RIGHT([.C63];LEN([.C63])-FIND(&quot;.&quot;;[.C63]))" office:value-type="string" office:string-value="wp.pl" calcext:value-type="string">
            <text:p>wp.pl</text:p>
          </table:table-cell>
          <table:table-cell table:style-name="ce603" office:value-type="string" calcext:value-type="string">
            <text:p>reklama.wp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63" calcext:value-type="float">
            <text:p>63</text:p>
          </table:table-cell>
          <table:table-cell table:style-name="ce597" table:formula="of:=RIGHT([.C64];LEN([.C64])-FIND(&quot;.&quot;;[.C64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rekrutacja.wp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4" calcext:value-type="float">
            <text:p>64</text:p>
          </table:table-cell>
          <table:table-cell table:style-name="ce598" table:formula="of:=RIGHT([.C65];LEN([.C65])-FIND(&quot;.&quot;;[.C65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sportowefakty.wp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65" calcext:value-type="float">
            <text:p>65</text:p>
          </table:table-cell>
          <table:table-cell table:style-name="ce597" table:formula="of:=RIGHT([.C66];LEN([.C66])-FIND(&quot;.&quot;;[.C66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targinamedal.wp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6" calcext:value-type="float">
            <text:p>66</text:p>
          </table:table-cell>
          <table:table-cell table:style-name="ce598" table:formula="of:=RIGHT([.C67];LEN([.C67])-FIND(&quot;.&quot;;[.C67]))" office:value-type="string" office:string-value="wp.pl" calcext:value-type="string">
            <text:p>wp.pl</text:p>
          </table:table-cell>
          <table:table-cell table:style-name="ce602" office:value-type="string" calcext:value-type="string">
            <text:p>tech.wp.pl</text:p>
          </table:table-cell>
          <table:table-cell table:style-name="ce607" office:value-type="string" calcext:value-type="string">
            <text:p>ADVER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67" calcext:value-type="float">
            <text:p>67</text:p>
          </table:table-cell>
          <table:table-cell table:style-name="ce597" table:formula="of:=RIGHT([.C68];LEN([.C68])-FIND(&quot;.&quot;;[.C68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teleshow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8" calcext:value-type="float">
            <text:p>68</text:p>
          </table:table-cell>
          <table:table-cell table:style-name="ce598" table:formula="of:=RIGHT([.C69];LEN([.C69])-FIND(&quot;.&quot;;[.C69]))" office:value-type="string" office:string-value="wp.pl" calcext:value-type="string">
            <text:p>wp.pl</text:p>
          </table:table-cell>
          <table:table-cell table:style-name="ce602" office:value-type="string" calcext:value-type="string">
            <text:p>telewizja.wp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69" calcext:value-type="float">
            <text:p>69</text:p>
          </table:table-cell>
          <table:table-cell table:style-name="ce597" table:formula="of:=RIGHT([.C70];LEN([.C70])-FIND(&quot;.&quot;;[.C70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turystyka.wp.pl</text:p>
          </table:table-cell>
          <table:table-cell table:style-name="ce622" office:value-type="string" calcext:value-type="string">
            <text:p>TO SUBMI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70" calcext:value-type="float">
            <text:p>70</text:p>
          </table:table-cell>
          <table:table-cell table:style-name="ce598" table:formula="of:=RIGHT([.C71];LEN([.C71])-FIND(&quot;.&quot;;[.C71]))" office:value-type="string" office:string-value="wp.pl" calcext:value-type="string">
            <text:p>wp.pl</text:p>
          </table:table-cell>
          <table:table-cell table:style-name="ce602" office:value-type="string" calcext:value-type="string">
            <text:p>tv.wp.pl</text:p>
          </table:table-cell>
          <table:table-cell table:style-name="ce607" office:value-type="string" calcext:value-type="string">
            <text:p>ADVER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71" calcext:value-type="float">
            <text:p>71</text:p>
          </table:table-cell>
          <table:table-cell table:style-name="ce597" table:formula="of:=RIGHT([.C72];LEN([.C72])-FIND(&quot;.&quot;;[.C72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twojeip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72" calcext:value-type="float">
            <text:p>72</text:p>
          </table:table-cell>
          <table:table-cell table:style-name="ce598" table:formula="of:=RIGHT([.C73];LEN([.C73])-FIND(&quot;.&quot;;[.C73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typer.wp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73" calcext:value-type="float">
            <text:p>73</text:p>
          </table:table-cell>
          <table:table-cell table:style-name="ce597" table:formula="of:=RIGHT([.C74];LEN([.C74])-FIND(&quot;.&quot;;[.C74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video.wp.pl</text:p>
          </table:table-cell>
          <table:table-cell table:style-name="ce606" office:value-type="string" calcext:value-type="string">
            <text:p>broken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74" calcext:value-type="float">
            <text:p>74</text:p>
          </table:table-cell>
          <table:table-cell table:style-name="ce598" table:formula="of:=RIGHT([.C75];LEN([.C75])-FIND(&quot;.&quot;;[.C75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wawalove.wp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75" calcext:value-type="float">
            <text:p>75</text:p>
          </table:table-cell>
          <table:table-cell table:style-name="ce597" table:formula="of:=RIGHT([.C76];LEN([.C76])-FIND(&quot;.&quot;;[.C76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wiadomosci.wp.pl</text:p>
          </table:table-cell>
          <table:table-cell table:style-name="ce606" office:value-type="string" calcext:value-type="string">
            <text:p>ADVER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76" calcext:value-type="float">
            <text:p>76</text:p>
          </table:table-cell>
          <table:table-cell table:style-name="ce598" table:formula="of:=RIGHT([.C77];LEN([.C77])-FIND(&quot;.&quot;;[.C77]))" office:value-type="string" office:string-value="wp.pl" calcext:value-type="string">
            <text:p>wp.pl</text:p>
          </table:table-cell>
          <table:table-cell table:style-name="ce604" office:value-type="string" calcext:value-type="string">
            <text:p>www.wp.pl</text:p>
          </table:table-cell>
          <table:table-cell table:style-name="ce623" office:value-type="string" calcext:value-type="string">
            <text:p>OK</text:p>
          </table:table-cell>
          <table:table-cell table:style-name="ce604"/>
          <table:table-cell table:style-name="ce632"/>
          <table:table-cell table:style-name="ce639"/>
          <table:table-cell table:number-columns-repeated="1017"/>
        </table:table-row>
        <table:table-row table:style-name="ro1">
          <table:table-cell table:style-name="ce593" office:value-type="float" office:value="77" calcext:value-type="float">
            <text:p>77</text:p>
          </table:table-cell>
          <table:table-cell table:style-name="ce599"/>
          <table:table-cell table:style-name="ce352" office:value-type="string" calcext:value-type="string">
            <text:p>autocentrum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78" calcext:value-type="float">
            <text:p>78</text:p>
          </table:table-cell>
          <table:table-cell table:style-name="ce585"/>
          <table:table-cell table:style-name="ce585" office:value-type="string" calcext:value-type="string">
            <text:p>easygo.pl</text:p>
          </table:table-cell>
          <table:table-cell table:style-name="ce624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79" calcext:value-type="float">
            <text:p>79</text:p>
          </table:table-cell>
          <table:table-cell table:style-name="ce599"/>
          <table:table-cell table:style-name="ce352" office:value-type="string" calcext:value-type="string">
            <text:p>hotmoney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0" calcext:value-type="float">
            <text:p>80</text:p>
          </table:table-cell>
          <table:table-cell table:style-name="ce585"/>
          <table:table-cell table:style-name="ce585" office:value-type="string" calcext:value-type="string">
            <text:p>interaktywnie.com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81" calcext:value-type="float">
            <text:p>81</text:p>
          </table:table-cell>
          <table:table-cell table:style-name="ce599"/>
          <table:table-cell table:style-name="ce352" office:value-type="string" calcext:value-type="string">
            <text:p>inwestycje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2" calcext:value-type="float">
            <text:p>82</text:p>
          </table:table-cell>
          <table:table-cell table:style-name="ce585"/>
          <table:table-cell table:style-name="ce585" office:value-type="string" calcext:value-type="string">
            <text:p>kantory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 office:value-type="string" calcext:value-type="string">
            <text:p>has connected sites</text:p>
          </table:table-cell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83" calcext:value-type="float">
            <text:p>83</text:p>
          </table:table-cell>
          <table:table-cell table:style-name="ce585"/>
          <table:table-cell table:style-name="ce352" office:value-type="string" calcext:value-type="string">
            <text:p>komediowo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4" calcext:value-type="float">
            <text:p>84</text:p>
          </table:table-cell>
          <table:table-cell table:style-name="ce585"/>
          <table:table-cell table:style-name="ce585" office:value-type="string" calcext:value-type="string">
            <text:p>mojeauto.pl</text:p>
          </table:table-cell>
          <table:table-cell table:style-name="ce607" office:value-type="string" calcext:value-type="string">
            <text:p>OK</text:p>
          </table:table-cell>
          <table:table-cell table:style-name="ce585" office:value-type="string" calcext:value-type="string">
            <text:p>has connected sites</text:p>
          </table:table-cell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85" calcext:value-type="float">
            <text:p>85</text:p>
          </table:table-cell>
          <table:table-cell table:style-name="ce585"/>
          <table:table-cell table:style-name="ce352" office:value-type="string" calcext:value-type="string">
            <text:p>nasygnale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6" calcext:value-type="float">
            <text:p>86</text:p>
          </table:table-cell>
          <table:table-cell table:style-name="ce585"/>
          <table:table-cell table:style-name="ce585" office:value-type="string" calcext:value-type="string">
            <text:p>niewiarygodne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87" calcext:value-type="float">
            <text:p>87</text:p>
          </table:table-cell>
          <table:table-cell table:style-name="ce585"/>
          <table:table-cell table:style-name="ce585" office:value-type="string" calcext:value-type="string">
            <text:p>odkrywcy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8" calcext:value-type="float">
            <text:p>88</text:p>
          </table:table-cell>
          <table:table-cell table:style-name="ce585"/>
          <table:table-cell table:style-name="ce352" office:value-type="string" calcext:value-type="string">
            <text:p>sfora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89" calcext:value-type="float">
            <text:p>89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90" calcext:value-type="float">
            <text:p>90</text:p>
          </table:table-cell>
          <table:table-cell table:style-name="ce585" table:number-columns-repeated="2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1" calcext:value-type="float">
            <text:p>91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92" calcext:value-type="float">
            <text:p>92</text:p>
          </table:table-cell>
          <table:table-cell table:style-name="ce599"/>
          <table:table-cell table:style-name="ce585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3" calcext:value-type="float">
            <text:p>93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94" calcext:value-type="float">
            <text:p>94</text:p>
          </table:table-cell>
          <table:table-cell table:style-name="ce585" table:number-columns-repeated="2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5" calcext:value-type="float">
            <text:p>95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96" calcext:value-type="float">
            <text:p>96</text:p>
          </table:table-cell>
          <table:table-cell table:style-name="ce585" table:number-columns-repeated="2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7" calcext:value-type="float">
            <text:p>97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98" calcext:value-type="float">
            <text:p>98</text:p>
          </table:table-cell>
          <table:table-cell table:style-name="ce585" table:number-columns-repeated="2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9" calcext:value-type="float">
            <text:p>99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/>
          <table:table-cell table:style-name="ce585" table:number-columns-repeated="2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5"/>
          <table:table-cell table:style-name="ce600"/>
          <table:table-cell table:style-name="ce605" office:value-type="string" calcext:value-type="string">
            <text:p>COVER </text:p>
          </table:table-cell>
          <table:table-cell table:style-name="ce625" table:formula="of:=(COUNTIF([.D2:.D101];&quot;OK&quot;)+COUNTIF([.D2:.D101];&quot;NO ADS BY DEFAULT&quot;))/COUNTIF([.D2:.D101];&quot;*&quot;)" office:value-type="percentage" office:value="0.829545454545455" calcext:value-type="percentage">
            <text:p>82.95%</text:p>
          </table:table-cell>
          <table:table-cell table:style-name="ce627"/>
          <table:table-cell table:style-name="ce633" office:value-type="string" calcext:value-type="string">
            <text:p><text:s/>CONFIRMED ADS </text:p>
          </table:table-cell>
          <table:table-cell table:style-name="ce640" table:formula="of:=(COUNTIF([.D2:.D101];&quot;ADVERT&quot;)+COUNTIF([.D2:.D101];&quot;Anti-adblock&quot;))/COUNTIF([.D2:.D101];&quot;*&quot;)" office:value-type="percentage" office:value="0.0909090909090909" calcext:value-type="percentage">
            <text:p>9.09%</text:p>
          </table:table-cell>
          <table:table-cell table:number-columns-repeated="1017"/>
        </table:table-row>
        <table:table-row table:style-name="ro2" table:number-rows-repeated="114">
          <table:table-cell table:number-columns-repeated="3"/>
          <table:table-cell table:style-name="ce626"/>
          <table:table-cell table:number-columns-repeated="102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21:17:46.982879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8-18T22:21:06.775876451</dc:date>
    <meta:editing-cycles>121</meta:editing-cycles>
    <meta:editing-duration>PT16H51M13S</meta:editing-duration>
    <meta:generator>LibreOffice/6.0.7.3$Linux_X86_64 LibreOffice_project/00m0$Build-3</meta:generator>
    <meta:document-statistic meta:table-count="5" meta:cell-count="601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